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1.6244in"/>
    </style:style>
    <style:style style:name="co3" style:family="table-column">
      <style:table-column-properties fo:break-before="auto" style:column-width="2.7689in"/>
    </style:style>
    <style:style style:name="co4" style:family="table-column">
      <style:table-column-properties fo:break-before="auto" style:column-width="3.9138in"/>
    </style:style>
    <style:style style:name="co5" style:family="table-column">
      <style:table-column-properties fo:break-before="auto" style:column-width="1.7744in"/>
    </style:style>
    <style:style style:name="co6" style:family="table-column">
      <style:table-column-properties fo:break-before="auto" style:column-width="3.8634in"/>
    </style:style>
    <style:style style:name="co7" style:family="table-column">
      <style:table-column-properties fo:break-before="auto" style:column-width="1.4953in"/>
    </style:style>
    <style:style style:name="co8" style:family="table-column">
      <style:table-column-properties fo:break-before="auto" style:column-width="2.3535in"/>
    </style:style>
    <style:style style:name="co9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1016" table:default-cell-style-name="ce7"/>
        <table:table-row table:style-name="ro1">
          <table:table-cell table:style-name="ce5"/>
          <table:table-cell table:style-name="ce5" office:value-type="string" calcext:value-type="string">
            <text:p>string_format</text:p>
          </table:table-cell>
          <table:table-cell table:style-name="ce5" office:value-type="string" calcext:value-type="string">
            <text:p>0.0#########################E+00</text:p>
          </table:table-cell>
          <table:table-cell table:number-columns-repeated="1021"/>
        </table:table-row>
        <table:table-row table:style-name="ro1">
          <table:table-cell table:style-name="ce6" table:number-columns-repeated="8"/>
          <table:table-cell table:number-columns-repeated="1016"/>
        </table:table-row>
        <table:table-row table:style-name="ro1">
          <table:table-cell table:style-name="ce6" office:value-type="string" calcext:value-type="string">
            <text:p>index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sin</text:p>
          </table:table-cell>
          <table:table-cell table:style-name="ce6" office:value-type="string" calcext:value-type="string">
            <text:p>sin_format</text:p>
          </table:table-cell>
          <table:table-cell table:style-name="ce6" office:value-type="string" calcext:value-type="string">
            <text:p>cos</text:p>
          </table:table-cell>
          <table:table-cell table:style-name="ce6" office:value-type="string" calcext:value-type="string">
            <text:p>cos_format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-PI() + 2 * PI() / 64 *[.$A4]" office:value-type="float" office:value="-3.14159265358979" calcext:value-type="float">
            <text:p>-3.14159265358979</text:p>
          </table:table-cell>
          <table:table-cell table:style-name="ce8" table:formula="of:=SIN([.$B4])" office:value-type="float" office:value="-1.22464679914735E-016" calcext:value-type="float">
            <text:p>-1.22464679914735E-16</text:p>
          </table:table-cell>
          <table:table-cell table:style-name="ce9" table:formula="of:=&quot;    .{&quot; &amp; TEXT([.$B4]; [.$C$1]) &amp; &quot;, &quot; &amp; TEXT([.C4]; [.$C$1]) &amp; &quot;},&quot;" office:value-type="string" office:string-value="    .{-3.14159265358979E+00, -1.22464679914735E-16}," calcext:value-type="string">
            <text:p><text:s text:c="4"/>.{-3.14159265358979E+00, -1.22464679914735E-16},</text:p>
          </table:table-cell>
          <table:table-cell table:style-name="ce8" table:formula="of:=COS([.$B4])" office:value-type="float" office:value="-1" calcext:value-type="float">
            <text:p>-1.0E+00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table:formula="of:=-PI() + 2 * PI() / 64 *[.$A5]" office:value-type="float" office:value="-3.04341788316511" calcext:value-type="float">
            <text:p>-3.04341788316511</text:p>
          </table:table-cell>
          <table:table-cell table:style-name="ce8" table:formula="of:=SIN([.$B5])" office:value-type="float" office:value="-0.0980171403295608" calcext:value-type="float">
            <text:p>-9.80171403295608E-02</text:p>
          </table:table-cell>
          <table:table-cell table:style-name="ce9" table:formula="of:=&quot;    .{&quot; &amp; TEXT([.$B5]; [.$C$1]) &amp; &quot;, &quot; &amp; TEXT([.C5]; [.$C$1]) &amp; &quot;},&quot;" office:value-type="string" office:string-value="    .{-3.04341788316511E+00, -9.80171403295608E-02}," calcext:value-type="string">
            <text:p><text:s text:c="4"/>.{-3.04341788316511E+00, -9.80171403295608E-02},</text:p>
          </table:table-cell>
          <table:table-cell table:style-name="ce8" table:formula="of:=COS([.$B5])" office:value-type="float" office:value="-0.995184726672197" calcext:value-type="float">
            <text:p>-9.95184726672197E-01</text:p>
          </table:table-cell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formula="of:=-PI() + 2 * PI() / 64 *[.$A6]" office:value-type="float" office:value="-2.94524311274043" calcext:value-type="float">
            <text:p>-2.94524311274043</text:p>
          </table:table-cell>
          <table:table-cell table:style-name="ce8" table:formula="of:=SIN([.$B6])" office:value-type="float" office:value="-0.195090322016129" calcext:value-type="float">
            <text:p>-1.95090322016129E-01</text:p>
          </table:table-cell>
          <table:table-cell table:style-name="ce9" table:formula="of:=&quot;    .{&quot; &amp; TEXT([.$B6]; [.$C$1]) &amp; &quot;, &quot; &amp; TEXT([.C6]; [.$C$1]) &amp; &quot;},&quot;" office:value-type="string" office:string-value="    .{-2.94524311274043E+00, -1.95090322016129E-01}," calcext:value-type="string">
            <text:p><text:s text:c="4"/>.{-2.94524311274043E+00, -1.95090322016129E-01},</text:p>
          </table:table-cell>
          <table:table-cell table:style-name="ce8" table:formula="of:=COS([.$B6])" office:value-type="float" office:value="-0.98078528040323" calcext:value-type="float">
            <text:p>-9.8078528040323E-01</text:p>
          </table:table-cell>
          <table:table-cell table:number-columns-repeated="101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table:formula="of:=-PI() + 2 * PI() / 64 *[.$A7]" office:value-type="float" office:value="-2.84706834231575" calcext:value-type="float">
            <text:p>-2.84706834231575</text:p>
          </table:table-cell>
          <table:table-cell table:style-name="ce8" table:formula="of:=SIN([.$B7])" office:value-type="float" office:value="-0.290284677254462" calcext:value-type="float">
            <text:p>-2.90284677254462E-01</text:p>
          </table:table-cell>
          <table:table-cell table:style-name="ce9" table:formula="of:=&quot;    .{&quot; &amp; TEXT([.$B7]; [.$C$1]) &amp; &quot;, &quot; &amp; TEXT([.C7]; [.$C$1]) &amp; &quot;},&quot;" office:value-type="string" office:string-value="    .{-2.84706834231575E+00, -2.90284677254462E-01}," calcext:value-type="string">
            <text:p><text:s text:c="4"/>.{-2.84706834231575E+00, -2.90284677254462E-01},</text:p>
          </table:table-cell>
          <table:table-cell table:style-name="ce8" table:formula="of:=COS([.$B7])" office:value-type="float" office:value="-0.956940335732209" calcext:value-type="float">
            <text:p>-9.56940335732209E-01</text:p>
          </table:table-cell>
          <table:table-cell table:number-columns-repeated="1019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table:formula="of:=-PI() + 2 * PI() / 64 *[.$A8]" office:value-type="float" office:value="-2.74889357189107" calcext:value-type="float">
            <text:p>-2.74889357189107</text:p>
          </table:table-cell>
          <table:table-cell table:style-name="ce8" table:formula="of:=SIN([.$B8])" office:value-type="float" office:value="-0.38268343236509" calcext:value-type="float">
            <text:p>-3.8268343236509E-01</text:p>
          </table:table-cell>
          <table:table-cell table:style-name="ce9" table:formula="of:=&quot;    .{&quot; &amp; TEXT([.$B8]; [.$C$1]) &amp; &quot;, &quot; &amp; TEXT([.C8]; [.$C$1]) &amp; &quot;},&quot;" office:value-type="string" office:string-value="    .{-2.74889357189107E+00, -3.8268343236509E-01}," calcext:value-type="string">
            <text:p><text:s text:c="4"/>.{-2.74889357189107E+00, -3.8268343236509E-01},</text:p>
          </table:table-cell>
          <table:table-cell table:style-name="ce8" table:formula="of:=COS([.$B8])" office:value-type="float" office:value="-0.923879532511287" calcext:value-type="float">
            <text:p>-9.23879532511287E-01</text:p>
          </table:table-cell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-PI() + 2 * PI() / 64 *[.$A9]" office:value-type="float" office:value="-2.65071880146639" calcext:value-type="float">
            <text:p>-2.65071880146639</text:p>
          </table:table-cell>
          <table:table-cell table:style-name="ce8" table:formula="of:=SIN([.$B9])" office:value-type="float" office:value="-0.471396736825998" calcext:value-type="float">
            <text:p>-4.71396736825998E-01</text:p>
          </table:table-cell>
          <table:table-cell table:style-name="ce9" table:formula="of:=&quot;    .{&quot; &amp; TEXT([.$B9]; [.$C$1]) &amp; &quot;, &quot; &amp; TEXT([.C9]; [.$C$1]) &amp; &quot;},&quot;" office:value-type="string" office:string-value="    .{-2.65071880146639E+00, -4.71396736825998E-01}," calcext:value-type="string">
            <text:p><text:s text:c="4"/>.{-2.65071880146639E+00, -4.71396736825998E-01},</text:p>
          </table:table-cell>
          <table:table-cell table:style-name="ce8" table:formula="of:=COS([.$B9])" office:value-type="float" office:value="-0.881921264348355" calcext:value-type="float">
            <text:p>-8.81921264348355E-01</text:p>
          </table:table-cell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table:formula="of:=-PI() + 2 * PI() / 64 *[.$A10]" office:value-type="float" office:value="-2.55254403104171" calcext:value-type="float">
            <text:p>-2.55254403104171</text:p>
          </table:table-cell>
          <table:table-cell table:style-name="ce8" table:formula="of:=SIN([.$B10])" office:value-type="float" office:value="-0.555570233019602" calcext:value-type="float">
            <text:p>-5.55570233019602E-01</text:p>
          </table:table-cell>
          <table:table-cell table:style-name="ce9" table:formula="of:=&quot;    .{&quot; &amp; TEXT([.$B10]; [.$C$1]) &amp; &quot;, &quot; &amp; TEXT([.C10]; [.$C$1]) &amp; &quot;},&quot;" office:value-type="string" office:string-value="    .{-2.55254403104171E+00, -5.55570233019602E-01}," calcext:value-type="string">
            <text:p><text:s text:c="4"/>.{-2.55254403104171E+00, -5.55570233019602E-01},</text:p>
          </table:table-cell>
          <table:table-cell table:style-name="ce8" table:formula="of:=COS([.$B10])" office:value-type="float" office:value="-0.831469612302545" calcext:value-type="float">
            <text:p>-8.31469612302545E-01</text:p>
          </table:table-cell>
          <table:table-cell table:number-columns-repeated="101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table:formula="of:=-PI() + 2 * PI() / 64 *[.$A11]" office:value-type="float" office:value="-2.45436926061703" calcext:value-type="float">
            <text:p>-2.45436926061703</text:p>
          </table:table-cell>
          <table:table-cell table:style-name="ce8" table:formula="of:=SIN([.$B11])" office:value-type="float" office:value="-0.634393284163645" calcext:value-type="float">
            <text:p>-6.34393284163645E-01</text:p>
          </table:table-cell>
          <table:table-cell table:style-name="ce9" table:formula="of:=&quot;    .{&quot; &amp; TEXT([.$B11]; [.$C$1]) &amp; &quot;, &quot; &amp; TEXT([.C11]; [.$C$1]) &amp; &quot;},&quot;" office:value-type="string" office:string-value="    .{-2.45436926061703E+00, -6.34393284163645E-01}," calcext:value-type="string">
            <text:p><text:s text:c="4"/>.{-2.45436926061703E+00, -6.34393284163645E-01},</text:p>
          </table:table-cell>
          <table:table-cell table:style-name="ce8" table:formula="of:=COS([.$B11])" office:value-type="float" office:value="-0.773010453362737" calcext:value-type="float">
            <text:p>-7.73010453362737E-01</text:p>
          </table:table-cell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table:formula="of:=-PI() + 2 * PI() / 64 *[.$A12]" office:value-type="float" office:value="-2.35619449019234" calcext:value-type="float">
            <text:p>-2.35619449019234</text:p>
          </table:table-cell>
          <table:table-cell table:style-name="ce8" table:formula="of:=SIN([.$B12])" office:value-type="float" office:value="-0.707106781186548" calcext:value-type="float">
            <text:p>-7.07106781186548E-01</text:p>
          </table:table-cell>
          <table:table-cell table:style-name="ce9" table:formula="of:=&quot;    .{&quot; &amp; TEXT([.$B12]; [.$C$1]) &amp; &quot;, &quot; &amp; TEXT([.C12]; [.$C$1]) &amp; &quot;},&quot;" office:value-type="string" office:string-value="    .{-2.35619449019234E+00, -7.07106781186548E-01}," calcext:value-type="string">
            <text:p><text:s text:c="4"/>.{-2.35619449019234E+00, -7.07106781186548E-01},</text:p>
          </table:table-cell>
          <table:table-cell table:style-name="ce8" table:formula="of:=COS([.$B12])" office:value-type="float" office:value="-0.707106781186547" calcext:value-type="float">
            <text:p>-7.07106781186547E-01</text:p>
          </table:table-cell>
          <table:table-cell table:number-columns-repeated="101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table:formula="of:=-PI() + 2 * PI() / 64 *[.$A13]" office:value-type="float" office:value="-2.25801971976766" calcext:value-type="float">
            <text:p>-2.25801971976766</text:p>
          </table:table-cell>
          <table:table-cell table:style-name="ce8" table:formula="of:=SIN([.$B13])" office:value-type="float" office:value="-0.773010453362737" calcext:value-type="float">
            <text:p>-7.73010453362737E-01</text:p>
          </table:table-cell>
          <table:table-cell table:style-name="ce9" table:formula="of:=&quot;    .{&quot; &amp; TEXT([.$B13]; [.$C$1]) &amp; &quot;, &quot; &amp; TEXT([.C13]; [.$C$1]) &amp; &quot;},&quot;" office:value-type="string" office:string-value="    .{-2.25801971976766E+00, -7.73010453362737E-01}," calcext:value-type="string">
            <text:p><text:s text:c="4"/>.{-2.25801971976766E+00, -7.73010453362737E-01},</text:p>
          </table:table-cell>
          <table:table-cell table:style-name="ce8" table:formula="of:=COS([.$B13])" office:value-type="float" office:value="-0.634393284163645" calcext:value-type="float">
            <text:p>-6.34393284163645E-01</text:p>
          </table:table-cell>
          <table:table-cell table:number-columns-repeated="101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-PI() + 2 * PI() / 64 *[.$A14]" office:value-type="float" office:value="-2.15984494934298" calcext:value-type="float">
            <text:p>-2.15984494934298</text:p>
          </table:table-cell>
          <table:table-cell table:style-name="ce8" table:formula="of:=SIN([.$B14])" office:value-type="float" office:value="-0.831469612302545" calcext:value-type="float">
            <text:p>-8.31469612302545E-01</text:p>
          </table:table-cell>
          <table:table-cell table:style-name="ce9" table:formula="of:=&quot;    .{&quot; &amp; TEXT([.$B14]; [.$C$1]) &amp; &quot;, &quot; &amp; TEXT([.C14]; [.$C$1]) &amp; &quot;},&quot;" office:value-type="string" office:string-value="    .{-2.15984494934298E+00, -8.31469612302545E-01}," calcext:value-type="string">
            <text:p><text:s text:c="4"/>.{-2.15984494934298E+00, -8.31469612302545E-01},</text:p>
          </table:table-cell>
          <table:table-cell table:style-name="ce8" table:formula="of:=COS([.$B14])" office:value-type="float" office:value="-0.555570233019602" calcext:value-type="float">
            <text:p>-5.55570233019602E-01</text:p>
          </table:table-cell>
          <table:table-cell table:number-columns-repeated="1019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table:formula="of:=-PI() + 2 * PI() / 64 *[.$A15]" office:value-type="float" office:value="-2.0616701789183" calcext:value-type="float">
            <text:p>-2.0616701789183</text:p>
          </table:table-cell>
          <table:table-cell table:style-name="ce8" table:formula="of:=SIN([.$B15])" office:value-type="float" office:value="-0.881921264348355" calcext:value-type="float">
            <text:p>-8.81921264348355E-01</text:p>
          </table:table-cell>
          <table:table-cell table:style-name="ce9" table:formula="of:=&quot;    .{&quot; &amp; TEXT([.$B15]; [.$C$1]) &amp; &quot;, &quot; &amp; TEXT([.C15]; [.$C$1]) &amp; &quot;},&quot;" office:value-type="string" office:string-value="    .{-2.0616701789183E+00, -8.81921264348355E-01}," calcext:value-type="string">
            <text:p><text:s text:c="4"/>.{-2.0616701789183E+00, -8.81921264348355E-01},</text:p>
          </table:table-cell>
          <table:table-cell table:style-name="ce8" table:formula="of:=COS([.$B15])" office:value-type="float" office:value="-0.471396736825998" calcext:value-type="float">
            <text:p>-4.71396736825998E-01</text:p>
          </table:table-cell>
          <table:table-cell table:number-columns-repeated="101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table:formula="of:=-PI() + 2 * PI() / 64 *[.$A16]" office:value-type="float" office:value="-1.96349540849362" calcext:value-type="float">
            <text:p>-1.96349540849362</text:p>
          </table:table-cell>
          <table:table-cell table:style-name="ce8" table:formula="of:=SIN([.$B16])" office:value-type="float" office:value="-0.923879532511287" calcext:value-type="float">
            <text:p>-9.23879532511287E-01</text:p>
          </table:table-cell>
          <table:table-cell table:style-name="ce9" table:formula="of:=&quot;    .{&quot; &amp; TEXT([.$B16]; [.$C$1]) &amp; &quot;, &quot; &amp; TEXT([.C16]; [.$C$1]) &amp; &quot;},&quot;" office:value-type="string" office:string-value="    .{-1.96349540849362E+00, -9.23879532511287E-01}," calcext:value-type="string">
            <text:p><text:s text:c="4"/>.{-1.96349540849362E+00, -9.23879532511287E-01},</text:p>
          </table:table-cell>
          <table:table-cell table:style-name="ce8" table:formula="of:=COS([.$B16])" office:value-type="float" office:value="-0.38268343236509" calcext:value-type="float">
            <text:p>-3.8268343236509E-01</text:p>
          </table:table-cell>
          <table:table-cell table:number-columns-repeated="101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table:formula="of:=-PI() + 2 * PI() / 64 *[.$A17]" office:value-type="float" office:value="-1.86532063806894" calcext:value-type="float">
            <text:p>-1.86532063806894</text:p>
          </table:table-cell>
          <table:table-cell table:style-name="ce8" table:formula="of:=SIN([.$B17])" office:value-type="float" office:value="-0.956940335732209" calcext:value-type="float">
            <text:p>-9.56940335732209E-01</text:p>
          </table:table-cell>
          <table:table-cell table:style-name="ce9" table:formula="of:=&quot;    .{&quot; &amp; TEXT([.$B17]; [.$C$1]) &amp; &quot;, &quot; &amp; TEXT([.C17]; [.$C$1]) &amp; &quot;},&quot;" office:value-type="string" office:string-value="    .{-1.86532063806894E+00, -9.56940335732209E-01}," calcext:value-type="string">
            <text:p><text:s text:c="4"/>.{-1.86532063806894E+00, -9.56940335732209E-01},</text:p>
          </table:table-cell>
          <table:table-cell table:style-name="ce8" table:formula="of:=COS([.$B17])" office:value-type="float" office:value="-0.290284677254462" calcext:value-type="float">
            <text:p>-2.90284677254462E-01</text:p>
          </table:table-cell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table:formula="of:=-PI() + 2 * PI() / 64 *[.$A18]" office:value-type="float" office:value="-1.76714586764426" calcext:value-type="float">
            <text:p>-1.76714586764426</text:p>
          </table:table-cell>
          <table:table-cell table:style-name="ce8" table:formula="of:=SIN([.$B18])" office:value-type="float" office:value="-0.98078528040323" calcext:value-type="float">
            <text:p>-9.8078528040323E-01</text:p>
          </table:table-cell>
          <table:table-cell table:style-name="ce9" table:formula="of:=&quot;    .{&quot; &amp; TEXT([.$B18]; [.$C$1]) &amp; &quot;, &quot; &amp; TEXT([.C18]; [.$C$1]) &amp; &quot;},&quot;" office:value-type="string" office:string-value="    .{-1.76714586764426E+00, -9.8078528040323E-01}," calcext:value-type="string">
            <text:p><text:s text:c="4"/>.{-1.76714586764426E+00, -9.8078528040323E-01},</text:p>
          </table:table-cell>
          <table:table-cell table:style-name="ce8" table:formula="of:=COS([.$B18])" office:value-type="float" office:value="-0.195090322016128" calcext:value-type="float">
            <text:p>-1.95090322016128E-01</text:p>
          </table:table-cell>
          <table:table-cell table:number-columns-repeated="101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-PI() + 2 * PI() / 64 *[.$A19]" office:value-type="float" office:value="-1.66897109721958" calcext:value-type="float">
            <text:p>-1.66897109721958</text:p>
          </table:table-cell>
          <table:table-cell table:style-name="ce8" table:formula="of:=SIN([.$B19])" office:value-type="float" office:value="-0.995184726672197" calcext:value-type="float">
            <text:p>-9.95184726672197E-01</text:p>
          </table:table-cell>
          <table:table-cell table:style-name="ce9" table:formula="of:=&quot;    .{&quot; &amp; TEXT([.$B19]; [.$C$1]) &amp; &quot;, &quot; &amp; TEXT([.C19]; [.$C$1]) &amp; &quot;},&quot;" office:value-type="string" office:string-value="    .{-1.66897109721958E+00, -9.95184726672197E-01}," calcext:value-type="string">
            <text:p><text:s text:c="4"/>.{-1.66897109721958E+00, -9.95184726672197E-01},</text:p>
          </table:table-cell>
          <table:table-cell table:style-name="ce8" table:formula="of:=COS([.$B19])" office:value-type="float" office:value="-0.0980171403295607" calcext:value-type="float">
            <text:p>-9.80171403295607E-02</text:p>
          </table:table-cell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table:formula="of:=-PI() + 2 * PI() / 64 *[.$A20]" office:value-type="float" office:value="-1.5707963267949" calcext:value-type="float">
            <text:p>-1.5707963267949</text:p>
          </table:table-cell>
          <table:table-cell table:style-name="ce8" table:formula="of:=SIN([.$B20])" office:value-type="float" office:value="-1" calcext:value-type="float">
            <text:p>-1.0E+00</text:p>
          </table:table-cell>
          <table:table-cell table:style-name="ce9" table:formula="of:=&quot;    .{&quot; &amp; TEXT([.$B20]; [.$C$1]) &amp; &quot;, &quot; &amp; TEXT([.C20]; [.$C$1]) &amp; &quot;},&quot;" office:value-type="string" office:string-value="    .{-1.5707963267949E+00, -1.0E+00}," calcext:value-type="string">
            <text:p><text:s text:c="4"/>.{-1.5707963267949E+00, -1.0E+00},</text:p>
          </table:table-cell>
          <table:table-cell table:style-name="ce8" table:formula="of:=COS([.$B20])" office:value-type="float" office:value="6.12323399573677E-017" calcext:value-type="float">
            <text:p>6.12323399573677E-17</text:p>
          </table:table-cell>
          <table:table-cell table:style-name="ce9" table:formula="of:=&quot;    .{&quot; &amp; TEXT([.$B20]; [.$C$1]) &amp; &quot;, &quot; &amp; TEXT([.E20]; [.$C$1]) &amp; &quot;},&quot;" office:value-type="string" office:string-value="    .{-1.5707963267949E+00, 6.12323399573677E-17}," calcext:value-type="string">
            <text:p><text:s text:c="4"/>.{-1.5707963267949E+00, 6.12323399573677E-17},</text:p>
          </table:table-cell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table:formula="of:=-PI() + 2 * PI() / 64 *[.$A21]" office:value-type="float" office:value="-1.47262155637022" calcext:value-type="float">
            <text:p>-1.47262155637022</text:p>
          </table:table-cell>
          <table:table-cell table:style-name="ce8" table:formula="of:=SIN([.$B21])" office:value-type="float" office:value="-0.995184726672197" calcext:value-type="float">
            <text:p>-9.95184726672197E-01</text:p>
          </table:table-cell>
          <table:table-cell table:style-name="ce9" table:formula="of:=&quot;    .{&quot; &amp; TEXT([.$B21]; [.$C$1]) &amp; &quot;, &quot; &amp; TEXT([.C21]; [.$C$1]) &amp; &quot;},&quot;" office:value-type="string" office:string-value="    .{-1.47262155637022E+00, -9.95184726672197E-01}," calcext:value-type="string">
            <text:p><text:s text:c="4"/>.{-1.47262155637022E+00, -9.95184726672197E-01},</text:p>
          </table:table-cell>
          <table:table-cell table:style-name="ce8" table:formula="of:=COS([.$B21])" office:value-type="float" office:value="0.0980171403295608" calcext:value-type="float">
            <text:p>9.80171403295608E-02</text:p>
          </table:table-cell>
          <table:table-cell table:style-name="ce9" table:formula="of:=&quot;    .{&quot; &amp; TEXT([.$B21]; [.$C$1]) &amp; &quot;, &quot; &amp; TEXT([.E21]; [.$C$1]) &amp; &quot;},&quot;" office:value-type="string" office:string-value="    .{-1.47262155637022E+00, 9.80171403295608E-02}," calcext:value-type="string">
            <text:p><text:s text:c="4"/>.{-1.47262155637022E+00, 9.80171403295608E-02},</text:p>
          </table:table-cell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table:formula="of:=-PI() + 2 * PI() / 64 *[.$A22]" office:value-type="float" office:value="-1.37444678594553" calcext:value-type="float">
            <text:p>-1.37444678594553</text:p>
          </table:table-cell>
          <table:table-cell table:style-name="ce8" table:formula="of:=SIN([.$B22])" office:value-type="float" office:value="-0.98078528040323" calcext:value-type="float">
            <text:p>-9.8078528040323E-01</text:p>
          </table:table-cell>
          <table:table-cell table:style-name="ce9" table:formula="of:=&quot;    .{&quot; &amp; TEXT([.$B22]; [.$C$1]) &amp; &quot;, &quot; &amp; TEXT([.C22]; [.$C$1]) &amp; &quot;},&quot;" office:value-type="string" office:string-value="    .{-1.37444678594553E+00, -9.8078528040323E-01}," calcext:value-type="string">
            <text:p><text:s text:c="4"/>.{-1.37444678594553E+00, -9.8078528040323E-01},</text:p>
          </table:table-cell>
          <table:table-cell table:style-name="ce8" table:formula="of:=COS([.$B22])" office:value-type="float" office:value="0.195090322016128" calcext:value-type="float">
            <text:p>1.95090322016128E-01</text:p>
          </table:table-cell>
          <table:table-cell table:style-name="ce9" table:formula="of:=&quot;    .{&quot; &amp; TEXT([.$B22]; [.$C$1]) &amp; &quot;, &quot; &amp; TEXT([.E22]; [.$C$1]) &amp; &quot;},&quot;" office:value-type="string" office:string-value="    .{-1.37444678594553E+00, 1.95090322016128E-01}," calcext:value-type="string">
            <text:p><text:s text:c="4"/>.{-1.37444678594553E+00, 1.95090322016128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table:formula="of:=-PI() + 2 * PI() / 64 *[.$A23]" office:value-type="float" office:value="-1.27627201552085" calcext:value-type="float">
            <text:p>-1.27627201552085</text:p>
          </table:table-cell>
          <table:table-cell table:style-name="ce8" table:formula="of:=SIN([.$B23])" office:value-type="float" office:value="-0.956940335732209" calcext:value-type="float">
            <text:p>-9.56940335732209E-01</text:p>
          </table:table-cell>
          <table:table-cell table:style-name="ce9" table:formula="of:=&quot;    .{&quot; &amp; TEXT([.$B23]; [.$C$1]) &amp; &quot;, &quot; &amp; TEXT([.C23]; [.$C$1]) &amp; &quot;},&quot;" office:value-type="string" office:string-value="    .{-1.27627201552085E+00, -9.56940335732209E-01}," calcext:value-type="string">
            <text:p><text:s text:c="4"/>.{-1.27627201552085E+00, -9.56940335732209E-01},</text:p>
          </table:table-cell>
          <table:table-cell table:style-name="ce8" table:formula="of:=COS([.$B23])" office:value-type="float" office:value="0.290284677254462" calcext:value-type="float">
            <text:p>2.90284677254462E-01</text:p>
          </table:table-cell>
          <table:table-cell table:style-name="ce9" table:formula="of:=&quot;    .{&quot; &amp; TEXT([.$B23]; [.$C$1]) &amp; &quot;, &quot; &amp; TEXT([.E23]; [.$C$1]) &amp; &quot;},&quot;" office:value-type="string" office:string-value="    .{-1.27627201552085E+00, 2.90284677254462E-01}," calcext:value-type="string">
            <text:p><text:s text:c="4"/>.{-1.27627201552085E+00, 2.90284677254462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-PI() + 2 * PI() / 64 *[.$A24]" office:value-type="float" office:value="-1.17809724509617" calcext:value-type="float">
            <text:p>-1.17809724509617</text:p>
          </table:table-cell>
          <table:table-cell table:style-name="ce8" table:formula="of:=SIN([.$B24])" office:value-type="float" office:value="-0.923879532511287" calcext:value-type="float">
            <text:p>-9.23879532511287E-01</text:p>
          </table:table-cell>
          <table:table-cell table:style-name="ce9" table:formula="of:=&quot;    .{&quot; &amp; TEXT([.$B24]; [.$C$1]) &amp; &quot;, &quot; &amp; TEXT([.C24]; [.$C$1]) &amp; &quot;},&quot;" office:value-type="string" office:string-value="    .{-1.17809724509617E+00, -9.23879532511287E-01}," calcext:value-type="string">
            <text:p><text:s text:c="4"/>.{-1.17809724509617E+00, -9.23879532511287E-01},</text:p>
          </table:table-cell>
          <table:table-cell table:style-name="ce8" table:formula="of:=COS([.$B24])" office:value-type="float" office:value="0.38268343236509" calcext:value-type="float">
            <text:p>3.8268343236509E-01</text:p>
          </table:table-cell>
          <table:table-cell table:style-name="ce9" table:formula="of:=&quot;    .{&quot; &amp; TEXT([.$B24]; [.$C$1]) &amp; &quot;, &quot; &amp; TEXT([.E24]; [.$C$1]) &amp; &quot;},&quot;" office:value-type="string" office:string-value="    .{-1.17809724509617E+00, 3.8268343236509E-01}," calcext:value-type="string">
            <text:p><text:s text:c="4"/>.{-1.17809724509617E+00, 3.8268343236509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table:formula="of:=-PI() + 2 * PI() / 64 *[.$A25]" office:value-type="float" office:value="-1.07992247467149" calcext:value-type="float">
            <text:p>-1.07992247467149</text:p>
          </table:table-cell>
          <table:table-cell table:style-name="ce8" table:formula="of:=SIN([.$B25])" office:value-type="float" office:value="-0.881921264348355" calcext:value-type="float">
            <text:p>-8.81921264348355E-01</text:p>
          </table:table-cell>
          <table:table-cell table:style-name="ce9" table:formula="of:=&quot;    .{&quot; &amp; TEXT([.$B25]; [.$C$1]) &amp; &quot;, &quot; &amp; TEXT([.C25]; [.$C$1]) &amp; &quot;},&quot;" office:value-type="string" office:string-value="    .{-1.07992247467149E+00, -8.81921264348355E-01}," calcext:value-type="string">
            <text:p><text:s text:c="4"/>.{-1.07992247467149E+00, -8.81921264348355E-01},</text:p>
          </table:table-cell>
          <table:table-cell table:style-name="ce8" table:formula="of:=COS([.$B25])" office:value-type="float" office:value="0.471396736825998" calcext:value-type="float">
            <text:p>4.71396736825998E-01</text:p>
          </table:table-cell>
          <table:table-cell table:style-name="ce9" table:formula="of:=&quot;    .{&quot; &amp; TEXT([.$B25]; [.$C$1]) &amp; &quot;, &quot; &amp; TEXT([.E25]; [.$C$1]) &amp; &quot;},&quot;" office:value-type="string" office:string-value="    .{-1.07992247467149E+00, 4.71396736825998E-01}," calcext:value-type="string">
            <text:p><text:s text:c="4"/>.{-1.07992247467149E+00, 4.71396736825998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table:formula="of:=-PI() + 2 * PI() / 64 *[.$A26]" office:value-type="float" office:value="-0.981747704246811" calcext:value-type="float">
            <text:p>-0.981747704246811</text:p>
          </table:table-cell>
          <table:table-cell table:style-name="ce8" table:formula="of:=SIN([.$B26])" office:value-type="float" office:value="-0.831469612302545" calcext:value-type="float">
            <text:p>-8.31469612302545E-01</text:p>
          </table:table-cell>
          <table:table-cell table:style-name="ce9" table:formula="of:=&quot;    .{&quot; &amp; TEXT([.$B26]; [.$C$1]) &amp; &quot;, &quot; &amp; TEXT([.C26]; [.$C$1]) &amp; &quot;},&quot;" office:value-type="string" office:string-value="    .{-9.81747704246811E-01, -8.31469612302545E-01}," calcext:value-type="string">
            <text:p><text:s text:c="4"/>.{-9.81747704246811E-01, -8.31469612302545E-01},</text:p>
          </table:table-cell>
          <table:table-cell table:style-name="ce8" table:formula="of:=COS([.$B26])" office:value-type="float" office:value="0.555570233019602" calcext:value-type="float">
            <text:p>5.55570233019602E-01</text:p>
          </table:table-cell>
          <table:table-cell table:style-name="ce9" table:formula="of:=&quot;    .{&quot; &amp; TEXT([.$B26]; [.$C$1]) &amp; &quot;, &quot; &amp; TEXT([.E26]; [.$C$1]) &amp; &quot;},&quot;" office:value-type="string" office:string-value="    .{-9.81747704246811E-01, 5.55570233019602E-01}," calcext:value-type="string">
            <text:p><text:s text:c="4"/>.{-9.81747704246811E-01, 5.55570233019602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table:formula="of:=-PI() + 2 * PI() / 64 *[.$A27]" office:value-type="float" office:value="-0.883572933822129" calcext:value-type="float">
            <text:p>-0.883572933822129</text:p>
          </table:table-cell>
          <table:table-cell table:style-name="ce8" table:formula="of:=SIN([.$B27])" office:value-type="float" office:value="-0.773010453362737" calcext:value-type="float">
            <text:p>-7.73010453362737E-01</text:p>
          </table:table-cell>
          <table:table-cell table:style-name="ce9" table:formula="of:=&quot;    .{&quot; &amp; TEXT([.$B27]; [.$C$1]) &amp; &quot;, &quot; &amp; TEXT([.C27]; [.$C$1]) &amp; &quot;},&quot;" office:value-type="string" office:string-value="    .{-8.83572933822129E-01, -7.73010453362737E-01}," calcext:value-type="string">
            <text:p><text:s text:c="4"/>.{-8.83572933822129E-01, -7.73010453362737E-01},</text:p>
          </table:table-cell>
          <table:table-cell table:style-name="ce8" table:formula="of:=COS([.$B27])" office:value-type="float" office:value="0.634393284163645" calcext:value-type="float">
            <text:p>6.34393284163645E-01</text:p>
          </table:table-cell>
          <table:table-cell table:style-name="ce9" table:formula="of:=&quot;    .{&quot; &amp; TEXT([.$B27]; [.$C$1]) &amp; &quot;, &quot; &amp; TEXT([.E27]; [.$C$1]) &amp; &quot;},&quot;" office:value-type="string" office:string-value="    .{-8.83572933822129E-01, 6.34393284163645E-01}," calcext:value-type="string">
            <text:p><text:s text:c="4"/>.{-8.83572933822129E-01, 6.34393284163645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table:formula="of:=-PI() + 2 * PI() / 64 *[.$A28]" office:value-type="float" office:value="-0.785398163397448" calcext:value-type="float">
            <text:p>-0.785398163397448</text:p>
          </table:table-cell>
          <table:table-cell table:style-name="ce8" table:formula="of:=SIN([.$B28])" office:value-type="float" office:value="-0.707106781186547" calcext:value-type="float">
            <text:p>-7.07106781186547E-01</text:p>
          </table:table-cell>
          <table:table-cell table:style-name="ce9" table:formula="of:=&quot;    .{&quot; &amp; TEXT([.$B28]; [.$C$1]) &amp; &quot;, &quot; &amp; TEXT([.C28]; [.$C$1]) &amp; &quot;},&quot;" office:value-type="string" office:string-value="    .{-7.85398163397448E-01, -7.07106781186547E-01}," calcext:value-type="string">
            <text:p><text:s text:c="4"/>.{-7.85398163397448E-01, -7.07106781186547E-01},</text:p>
          </table:table-cell>
          <table:table-cell table:style-name="ce8" table:formula="of:=COS([.$B28])" office:value-type="float" office:value="0.707106781186548" calcext:value-type="float">
            <text:p>7.07106781186548E-01</text:p>
          </table:table-cell>
          <table:table-cell table:style-name="ce9" table:formula="of:=&quot;    .{&quot; &amp; TEXT([.$B28]; [.$C$1]) &amp; &quot;, &quot; &amp; TEXT([.E28]; [.$C$1]) &amp; &quot;},&quot;" office:value-type="string" office:string-value="    .{-7.85398163397448E-01, 7.07106781186548E-01}," calcext:value-type="string">
            <text:p><text:s text:c="4"/>.{-7.85398163397448E-01, 7.07106781186548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-PI() + 2 * PI() / 64 *[.$A29]" office:value-type="float" office:value="-0.687223392972767" calcext:value-type="float">
            <text:p>-0.687223392972767</text:p>
          </table:table-cell>
          <table:table-cell table:style-name="ce8" table:formula="of:=SIN([.$B29])" office:value-type="float" office:value="-0.634393284163645" calcext:value-type="float">
            <text:p>-6.34393284163645E-01</text:p>
          </table:table-cell>
          <table:table-cell table:style-name="ce9" table:formula="of:=&quot;    .{&quot; &amp; TEXT([.$B29]; [.$C$1]) &amp; &quot;, &quot; &amp; TEXT([.C29]; [.$C$1]) &amp; &quot;},&quot;" office:value-type="string" office:string-value="    .{-6.87223392972767E-01, -6.34393284163645E-01}," calcext:value-type="string">
            <text:p><text:s text:c="4"/>.{-6.87223392972767E-01, -6.34393284163645E-01},</text:p>
          </table:table-cell>
          <table:table-cell table:style-name="ce8" table:formula="of:=COS([.$B29])" office:value-type="float" office:value="0.773010453362737" calcext:value-type="float">
            <text:p>7.73010453362737E-01</text:p>
          </table:table-cell>
          <table:table-cell table:style-name="ce9" table:formula="of:=&quot;    .{&quot; &amp; TEXT([.$B29]; [.$C$1]) &amp; &quot;, &quot; &amp; TEXT([.E29]; [.$C$1]) &amp; &quot;},&quot;" office:value-type="string" office:string-value="    .{-6.87223392972767E-01, 7.73010453362737E-01}," calcext:value-type="string">
            <text:p><text:s text:c="4"/>.{-6.87223392972767E-01, 7.73010453362737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table:formula="of:=-PI() + 2 * PI() / 64 *[.$A30]" office:value-type="float" office:value="-0.589048622548086" calcext:value-type="float">
            <text:p>-0.589048622548086</text:p>
          </table:table-cell>
          <table:table-cell table:style-name="ce8" table:formula="of:=SIN([.$B30])" office:value-type="float" office:value="-0.555570233019602" calcext:value-type="float">
            <text:p>-5.55570233019602E-01</text:p>
          </table:table-cell>
          <table:table-cell table:style-name="ce9" table:formula="of:=&quot;    .{&quot; &amp; TEXT([.$B30]; [.$C$1]) &amp; &quot;, &quot; &amp; TEXT([.C30]; [.$C$1]) &amp; &quot;},&quot;" office:value-type="string" office:string-value="    .{-5.89048622548086E-01, -5.55570233019602E-01}," calcext:value-type="string">
            <text:p><text:s text:c="4"/>.{-5.89048622548086E-01, -5.55570233019602E-01},</text:p>
          </table:table-cell>
          <table:table-cell table:style-name="ce8" table:formula="of:=COS([.$B30])" office:value-type="float" office:value="0.831469612302545" calcext:value-type="float">
            <text:p>8.31469612302545E-01</text:p>
          </table:table-cell>
          <table:table-cell table:style-name="ce9" table:formula="of:=&quot;    .{&quot; &amp; TEXT([.$B30]; [.$C$1]) &amp; &quot;, &quot; &amp; TEXT([.E30]; [.$C$1]) &amp; &quot;},&quot;" office:value-type="string" office:string-value="    .{-5.89048622548086E-01, 8.31469612302545E-01}," calcext:value-type="string">
            <text:p><text:s text:c="4"/>.{-5.89048622548086E-01, 8.31469612302545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table:formula="of:=-PI() + 2 * PI() / 64 *[.$A31]" office:value-type="float" office:value="-0.490873852123405" calcext:value-type="float">
            <text:p>-0.490873852123405</text:p>
          </table:table-cell>
          <table:table-cell table:style-name="ce8" table:formula="of:=SIN([.$B31])" office:value-type="float" office:value="-0.471396736825998" calcext:value-type="float">
            <text:p>-4.71396736825998E-01</text:p>
          </table:table-cell>
          <table:table-cell table:style-name="ce9" table:formula="of:=&quot;    .{&quot; &amp; TEXT([.$B31]; [.$C$1]) &amp; &quot;, &quot; &amp; TEXT([.C31]; [.$C$1]) &amp; &quot;},&quot;" office:value-type="string" office:string-value="    .{-4.90873852123405E-01, -4.71396736825998E-01}," calcext:value-type="string">
            <text:p><text:s text:c="4"/>.{-4.90873852123405E-01, -4.71396736825998E-01},</text:p>
          </table:table-cell>
          <table:table-cell table:style-name="ce8" table:formula="of:=COS([.$B31])" office:value-type="float" office:value="0.881921264348355" calcext:value-type="float">
            <text:p>8.81921264348355E-01</text:p>
          </table:table-cell>
          <table:table-cell table:style-name="ce9" table:formula="of:=&quot;    .{&quot; &amp; TEXT([.$B31]; [.$C$1]) &amp; &quot;, &quot; &amp; TEXT([.E31]; [.$C$1]) &amp; &quot;},&quot;" office:value-type="string" office:string-value="    .{-4.90873852123405E-01, 8.81921264348355E-01}," calcext:value-type="string">
            <text:p><text:s text:c="4"/>.{-4.90873852123405E-01, 8.81921264348355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table:formula="of:=-PI() + 2 * PI() / 64 *[.$A32]" office:value-type="float" office:value="-0.392699081698724" calcext:value-type="float">
            <text:p>-0.392699081698724</text:p>
          </table:table-cell>
          <table:table-cell table:style-name="ce8" table:formula="of:=SIN([.$B32])" office:value-type="float" office:value="-0.38268343236509" calcext:value-type="float">
            <text:p>-3.8268343236509E-01</text:p>
          </table:table-cell>
          <table:table-cell table:style-name="ce9" table:formula="of:=&quot;    .{&quot; &amp; TEXT([.$B32]; [.$C$1]) &amp; &quot;, &quot; &amp; TEXT([.C32]; [.$C$1]) &amp; &quot;},&quot;" office:value-type="string" office:string-value="    .{-3.92699081698724E-01, -3.8268343236509E-01}," calcext:value-type="string">
            <text:p><text:s text:c="4"/>.{-3.92699081698724E-01, -3.8268343236509E-01},</text:p>
          </table:table-cell>
          <table:table-cell table:style-name="ce8" table:formula="of:=COS([.$B32])" office:value-type="float" office:value="0.923879532511287" calcext:value-type="float">
            <text:p>9.23879532511287E-01</text:p>
          </table:table-cell>
          <table:table-cell table:style-name="ce9" table:formula="of:=&quot;    .{&quot; &amp; TEXT([.$B32]; [.$C$1]) &amp; &quot;, &quot; &amp; TEXT([.E32]; [.$C$1]) &amp; &quot;},&quot;" office:value-type="string" office:string-value="    .{-3.92699081698724E-01, 9.23879532511287E-01}," calcext:value-type="string">
            <text:p><text:s text:c="4"/>.{-3.92699081698724E-01, 9.23879532511287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table:formula="of:=-PI() + 2 * PI() / 64 *[.$A33]" office:value-type="float" office:value="-0.294524311274043" calcext:value-type="float">
            <text:p>-0.294524311274043</text:p>
          </table:table-cell>
          <table:table-cell table:style-name="ce8" table:formula="of:=SIN([.$B33])" office:value-type="float" office:value="-0.290284677254462" calcext:value-type="float">
            <text:p>-2.90284677254462E-01</text:p>
          </table:table-cell>
          <table:table-cell table:style-name="ce9" table:formula="of:=&quot;    .{&quot; &amp; TEXT([.$B33]; [.$C$1]) &amp; &quot;, &quot; &amp; TEXT([.C33]; [.$C$1]) &amp; &quot;},&quot;" office:value-type="string" office:string-value="    .{-2.94524311274043E-01, -2.90284677254462E-01}," calcext:value-type="string">
            <text:p><text:s text:c="4"/>.{-2.94524311274043E-01, -2.90284677254462E-01},</text:p>
          </table:table-cell>
          <table:table-cell table:style-name="ce8" table:formula="of:=COS([.$B33])" office:value-type="float" office:value="0.956940335732209" calcext:value-type="float">
            <text:p>9.56940335732209E-01</text:p>
          </table:table-cell>
          <table:table-cell table:style-name="ce9" table:formula="of:=&quot;    .{&quot; &amp; TEXT([.$B33]; [.$C$1]) &amp; &quot;, &quot; &amp; TEXT([.E33]; [.$C$1]) &amp; &quot;},&quot;" office:value-type="string" office:string-value="    .{-2.94524311274043E-01, 9.56940335732209E-01}," calcext:value-type="string">
            <text:p><text:s text:c="4"/>.{-2.94524311274043E-01, 9.56940335732209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-PI() + 2 * PI() / 64 *[.$A34]" office:value-type="float" office:value="-0.196349540849362" calcext:value-type="float">
            <text:p>-0.196349540849362</text:p>
          </table:table-cell>
          <table:table-cell table:style-name="ce8" table:formula="of:=SIN([.$B34])" office:value-type="float" office:value="-0.195090322016128" calcext:value-type="float">
            <text:p>-1.95090322016128E-01</text:p>
          </table:table-cell>
          <table:table-cell table:style-name="ce9" table:formula="of:=&quot;    .{&quot; &amp; TEXT([.$B34]; [.$C$1]) &amp; &quot;, &quot; &amp; TEXT([.C34]; [.$C$1]) &amp; &quot;},&quot;" office:value-type="string" office:string-value="    .{-1.96349540849362E-01, -1.95090322016128E-01}," calcext:value-type="string">
            <text:p><text:s text:c="4"/>.{-1.96349540849362E-01, -1.95090322016128E-01},</text:p>
          </table:table-cell>
          <table:table-cell table:style-name="ce8" table:formula="of:=COS([.$B34])" office:value-type="float" office:value="0.98078528040323" calcext:value-type="float">
            <text:p>9.8078528040323E-01</text:p>
          </table:table-cell>
          <table:table-cell table:style-name="ce9" table:formula="of:=&quot;    .{&quot; &amp; TEXT([.$B34]; [.$C$1]) &amp; &quot;, &quot; &amp; TEXT([.E34]; [.$C$1]) &amp; &quot;},&quot;" office:value-type="string" office:string-value="    .{-1.96349540849362E-01, 9.8078528040323E-01}," calcext:value-type="string">
            <text:p><text:s text:c="4"/>.{-1.96349540849362E-01, 9.8078528040323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table:formula="of:=-PI() + 2 * PI() / 64 *[.$A35]" office:value-type="float" office:value="-0.0981747704246811" calcext:value-type="float">
            <text:p>-0.0981747704246811</text:p>
          </table:table-cell>
          <table:table-cell table:style-name="ce8" table:formula="of:=SIN([.$B35])" office:value-type="float" office:value="-0.0980171403295607" calcext:value-type="float">
            <text:p>-9.80171403295607E-02</text:p>
          </table:table-cell>
          <table:table-cell table:style-name="ce9" table:formula="of:=&quot;    .{&quot; &amp; TEXT([.$B35]; [.$C$1]) &amp; &quot;, &quot; &amp; TEXT([.C35]; [.$C$1]) &amp; &quot;},&quot;" office:value-type="string" office:string-value="    .{-9.81747704246811E-02, -9.80171403295607E-02}," calcext:value-type="string">
            <text:p><text:s text:c="4"/>.{-9.81747704246811E-02, -9.80171403295607E-02},</text:p>
          </table:table-cell>
          <table:table-cell table:style-name="ce8" table:formula="of:=COS([.$B35])" office:value-type="float" office:value="0.995184726672197" calcext:value-type="float">
            <text:p>9.95184726672197E-01</text:p>
          </table:table-cell>
          <table:table-cell table:style-name="ce9" table:formula="of:=&quot;    .{&quot; &amp; TEXT([.$B35]; [.$C$1]) &amp; &quot;, &quot; &amp; TEXT([.E35]; [.$C$1]) &amp; &quot;},&quot;" office:value-type="string" office:string-value="    .{-9.81747704246811E-02, 9.95184726672197E-01}," calcext:value-type="string">
            <text:p><text:s text:c="4"/>.{-9.81747704246811E-02, 9.95184726672197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table:formula="of:=-PI() + 2 * PI() / 64 *[.$A36]" office:value-type="float" office:value="0" calcext:value-type="float">
            <text:p>0</text:p>
          </table:table-cell>
          <table:table-cell table:style-name="ce8" table:formula="of:=SIN([.$B36])" office:value-type="float" office:value="0" calcext:value-type="float">
            <text:p>0.0E+00</text:p>
          </table:table-cell>
          <table:table-cell table:style-name="ce9" table:formula="of:=&quot;    .{&quot; &amp; TEXT([.$B36]; [.$C$1]) &amp; &quot;, &quot; &amp; TEXT([.C36]; [.$C$1]) &amp; &quot;},&quot;" office:value-type="string" office:string-value="    .{0.0E+00, 0.0E+00}," calcext:value-type="string">
            <text:p><text:s text:c="4"/>.{0.0E+00, 0.0E+00},</text:p>
          </table:table-cell>
          <table:table-cell table:style-name="ce8" table:formula="of:=COS([.$B36])" office:value-type="float" office:value="1" calcext:value-type="float">
            <text:p>1.0E+00</text:p>
          </table:table-cell>
          <table:table-cell table:style-name="ce9" table:formula="of:=&quot;    .{&quot; &amp; TEXT([.$B36]; [.$C$1]) &amp; &quot;, &quot; &amp; TEXT([.E36]; [.$C$1]) &amp; &quot;},&quot;" office:value-type="string" office:string-value="    .{0.0E+00, 1.0E+00}," calcext:value-type="string">
            <text:p><text:s text:c="4"/>.{0.0E+00, 1.0E+00},</text:p>
          </table:table-cell>
          <table:table-cell table:number-columns-repeated="101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table:formula="of:=-PI() + 2 * PI() / 64 *[.$A37]" office:value-type="float" office:value="0.0981747704246811" calcext:value-type="float">
            <text:p>0.0981747704246811</text:p>
          </table:table-cell>
          <table:table-cell table:style-name="ce8" table:formula="of:=SIN([.$B37])" office:value-type="float" office:value="0.0980171403295607" calcext:value-type="float">
            <text:p>9.80171403295607E-02</text:p>
          </table:table-cell>
          <table:table-cell table:style-name="ce9" table:formula="of:=&quot;    .{&quot; &amp; TEXT([.$B37]; [.$C$1]) &amp; &quot;, &quot; &amp; TEXT([.C37]; [.$C$1]) &amp; &quot;},&quot;" office:value-type="string" office:string-value="    .{9.81747704246811E-02, 9.80171403295607E-02}," calcext:value-type="string">
            <text:p><text:s text:c="4"/>.{9.81747704246811E-02, 9.80171403295607E-02},</text:p>
          </table:table-cell>
          <table:table-cell table:style-name="ce8" table:formula="of:=COS([.$B37])" office:value-type="float" office:value="0.995184726672197" calcext:value-type="float">
            <text:p>9.95184726672197E-01</text:p>
          </table:table-cell>
          <table:table-cell table:style-name="ce9" table:formula="of:=&quot;    .{&quot; &amp; TEXT([.$B37]; [.$C$1]) &amp; &quot;, &quot; &amp; TEXT([.E37]; [.$C$1]) &amp; &quot;},&quot;" office:value-type="string" office:string-value="    .{9.81747704246811E-02, 9.95184726672197E-01}," calcext:value-type="string">
            <text:p><text:s text:c="4"/>.{9.81747704246811E-02, 9.95184726672197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table:formula="of:=-PI() + 2 * PI() / 64 *[.$A38]" office:value-type="float" office:value="0.196349540849362" calcext:value-type="float">
            <text:p>0.196349540849362</text:p>
          </table:table-cell>
          <table:table-cell table:style-name="ce8" table:formula="of:=SIN([.$B38])" office:value-type="float" office:value="0.195090322016128" calcext:value-type="float">
            <text:p>1.95090322016128E-01</text:p>
          </table:table-cell>
          <table:table-cell table:style-name="ce9" table:formula="of:=&quot;    .{&quot; &amp; TEXT([.$B38]; [.$C$1]) &amp; &quot;, &quot; &amp; TEXT([.C38]; [.$C$1]) &amp; &quot;},&quot;" office:value-type="string" office:string-value="    .{1.96349540849362E-01, 1.95090322016128E-01}," calcext:value-type="string">
            <text:p><text:s text:c="4"/>.{1.96349540849362E-01, 1.95090322016128E-01},</text:p>
          </table:table-cell>
          <table:table-cell table:style-name="ce8" table:formula="of:=COS([.$B38])" office:value-type="float" office:value="0.98078528040323" calcext:value-type="float">
            <text:p>9.8078528040323E-01</text:p>
          </table:table-cell>
          <table:table-cell table:style-name="ce9" table:formula="of:=&quot;    .{&quot; &amp; TEXT([.$B38]; [.$C$1]) &amp; &quot;, &quot; &amp; TEXT([.E38]; [.$C$1]) &amp; &quot;},&quot;" office:value-type="string" office:string-value="    .{1.96349540849362E-01, 9.8078528040323E-01}," calcext:value-type="string">
            <text:p><text:s text:c="4"/>.{1.96349540849362E-01, 9.8078528040323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-PI() + 2 * PI() / 64 *[.$A39]" office:value-type="float" office:value="0.294524311274043" calcext:value-type="float">
            <text:p>0.294524311274043</text:p>
          </table:table-cell>
          <table:table-cell table:style-name="ce8" table:formula="of:=SIN([.$B39])" office:value-type="float" office:value="0.290284677254462" calcext:value-type="float">
            <text:p>2.90284677254462E-01</text:p>
          </table:table-cell>
          <table:table-cell table:style-name="ce9" table:formula="of:=&quot;    .{&quot; &amp; TEXT([.$B39]; [.$C$1]) &amp; &quot;, &quot; &amp; TEXT([.C39]; [.$C$1]) &amp; &quot;},&quot;" office:value-type="string" office:string-value="    .{2.94524311274043E-01, 2.90284677254462E-01}," calcext:value-type="string">
            <text:p><text:s text:c="4"/>.{2.94524311274043E-01, 2.90284677254462E-01},</text:p>
          </table:table-cell>
          <table:table-cell table:style-name="ce8" table:formula="of:=COS([.$B39])" office:value-type="float" office:value="0.956940335732209" calcext:value-type="float">
            <text:p>9.56940335732209E-01</text:p>
          </table:table-cell>
          <table:table-cell table:style-name="ce9" table:formula="of:=&quot;    .{&quot; &amp; TEXT([.$B39]; [.$C$1]) &amp; &quot;, &quot; &amp; TEXT([.E39]; [.$C$1]) &amp; &quot;},&quot;" office:value-type="string" office:string-value="    .{2.94524311274043E-01, 9.56940335732209E-01}," calcext:value-type="string">
            <text:p><text:s text:c="4"/>.{2.94524311274043E-01, 9.56940335732209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table:formula="of:=-PI() + 2 * PI() / 64 *[.$A40]" office:value-type="float" office:value="0.392699081698724" calcext:value-type="float">
            <text:p>0.392699081698724</text:p>
          </table:table-cell>
          <table:table-cell table:style-name="ce8" table:formula="of:=SIN([.$B40])" office:value-type="float" office:value="0.38268343236509" calcext:value-type="float">
            <text:p>3.8268343236509E-01</text:p>
          </table:table-cell>
          <table:table-cell table:style-name="ce9" table:formula="of:=&quot;    .{&quot; &amp; TEXT([.$B40]; [.$C$1]) &amp; &quot;, &quot; &amp; TEXT([.C40]; [.$C$1]) &amp; &quot;},&quot;" office:value-type="string" office:string-value="    .{3.92699081698724E-01, 3.8268343236509E-01}," calcext:value-type="string">
            <text:p><text:s text:c="4"/>.{3.92699081698724E-01, 3.8268343236509E-01},</text:p>
          </table:table-cell>
          <table:table-cell table:style-name="ce8" table:formula="of:=COS([.$B40])" office:value-type="float" office:value="0.923879532511287" calcext:value-type="float">
            <text:p>9.23879532511287E-01</text:p>
          </table:table-cell>
          <table:table-cell table:style-name="ce9" table:formula="of:=&quot;    .{&quot; &amp; TEXT([.$B40]; [.$C$1]) &amp; &quot;, &quot; &amp; TEXT([.E40]; [.$C$1]) &amp; &quot;},&quot;" office:value-type="string" office:string-value="    .{3.92699081698724E-01, 9.23879532511287E-01}," calcext:value-type="string">
            <text:p><text:s text:c="4"/>.{3.92699081698724E-01, 9.23879532511287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5" table:formula="of:=-PI() + 2 * PI() / 64 *[.$A41]" office:value-type="float" office:value="0.490873852123405" calcext:value-type="float">
            <text:p>0.490873852123405</text:p>
          </table:table-cell>
          <table:table-cell table:style-name="ce8" table:formula="of:=SIN([.$B41])" office:value-type="float" office:value="0.471396736825998" calcext:value-type="float">
            <text:p>4.71396736825998E-01</text:p>
          </table:table-cell>
          <table:table-cell table:style-name="ce9" table:formula="of:=&quot;    .{&quot; &amp; TEXT([.$B41]; [.$C$1]) &amp; &quot;, &quot; &amp; TEXT([.C41]; [.$C$1]) &amp; &quot;},&quot;" office:value-type="string" office:string-value="    .{4.90873852123405E-01, 4.71396736825998E-01}," calcext:value-type="string">
            <text:p><text:s text:c="4"/>.{4.90873852123405E-01, 4.71396736825998E-01},</text:p>
          </table:table-cell>
          <table:table-cell table:style-name="ce8" table:formula="of:=COS([.$B41])" office:value-type="float" office:value="0.881921264348355" calcext:value-type="float">
            <text:p>8.81921264348355E-01</text:p>
          </table:table-cell>
          <table:table-cell table:style-name="ce9" table:formula="of:=&quot;    .{&quot; &amp; TEXT([.$B41]; [.$C$1]) &amp; &quot;, &quot; &amp; TEXT([.E41]; [.$C$1]) &amp; &quot;},&quot;" office:value-type="string" office:string-value="    .{4.90873852123405E-01, 8.81921264348355E-01}," calcext:value-type="string">
            <text:p><text:s text:c="4"/>.{4.90873852123405E-01, 8.81921264348355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table:formula="of:=-PI() + 2 * PI() / 64 *[.$A42]" office:value-type="float" office:value="0.589048622548086" calcext:value-type="float">
            <text:p>0.589048622548086</text:p>
          </table:table-cell>
          <table:table-cell table:style-name="ce8" table:formula="of:=SIN([.$B42])" office:value-type="float" office:value="0.555570233019602" calcext:value-type="float">
            <text:p>5.55570233019602E-01</text:p>
          </table:table-cell>
          <table:table-cell table:style-name="ce9" table:formula="of:=&quot;    .{&quot; &amp; TEXT([.$B42]; [.$C$1]) &amp; &quot;, &quot; &amp; TEXT([.C42]; [.$C$1]) &amp; &quot;},&quot;" office:value-type="string" office:string-value="    .{5.89048622548086E-01, 5.55570233019602E-01}," calcext:value-type="string">
            <text:p><text:s text:c="4"/>.{5.89048622548086E-01, 5.55570233019602E-01},</text:p>
          </table:table-cell>
          <table:table-cell table:style-name="ce8" table:formula="of:=COS([.$B42])" office:value-type="float" office:value="0.831469612302545" calcext:value-type="float">
            <text:p>8.31469612302545E-01</text:p>
          </table:table-cell>
          <table:table-cell table:style-name="ce9" table:formula="of:=&quot;    .{&quot; &amp; TEXT([.$B42]; [.$C$1]) &amp; &quot;, &quot; &amp; TEXT([.E42]; [.$C$1]) &amp; &quot;},&quot;" office:value-type="string" office:string-value="    .{5.89048622548086E-01, 8.31469612302545E-01}," calcext:value-type="string">
            <text:p><text:s text:c="4"/>.{5.89048622548086E-01, 8.31469612302545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5" table:formula="of:=-PI() + 2 * PI() / 64 *[.$A43]" office:value-type="float" office:value="0.687223392972767" calcext:value-type="float">
            <text:p>0.687223392972767</text:p>
          </table:table-cell>
          <table:table-cell table:style-name="ce8" table:formula="of:=SIN([.$B43])" office:value-type="float" office:value="0.634393284163645" calcext:value-type="float">
            <text:p>6.34393284163645E-01</text:p>
          </table:table-cell>
          <table:table-cell table:style-name="ce9" table:formula="of:=&quot;    .{&quot; &amp; TEXT([.$B43]; [.$C$1]) &amp; &quot;, &quot; &amp; TEXT([.C43]; [.$C$1]) &amp; &quot;},&quot;" office:value-type="string" office:string-value="    .{6.87223392972767E-01, 6.34393284163645E-01}," calcext:value-type="string">
            <text:p><text:s text:c="4"/>.{6.87223392972767E-01, 6.34393284163645E-01},</text:p>
          </table:table-cell>
          <table:table-cell table:style-name="ce8" table:formula="of:=COS([.$B43])" office:value-type="float" office:value="0.773010453362737" calcext:value-type="float">
            <text:p>7.73010453362737E-01</text:p>
          </table:table-cell>
          <table:table-cell table:style-name="ce9" table:formula="of:=&quot;    .{&quot; &amp; TEXT([.$B43]; [.$C$1]) &amp; &quot;, &quot; &amp; TEXT([.E43]; [.$C$1]) &amp; &quot;},&quot;" office:value-type="string" office:string-value="    .{6.87223392972767E-01, 7.73010453362737E-01}," calcext:value-type="string">
            <text:p><text:s text:c="4"/>.{6.87223392972767E-01, 7.73010453362737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-PI() + 2 * PI() / 64 *[.$A44]" office:value-type="float" office:value="0.785398163397448" calcext:value-type="float">
            <text:p>0.785398163397448</text:p>
          </table:table-cell>
          <table:table-cell table:style-name="ce8" table:formula="of:=SIN([.$B44])" office:value-type="float" office:value="0.707106781186547" calcext:value-type="float">
            <text:p>7.07106781186547E-01</text:p>
          </table:table-cell>
          <table:table-cell table:style-name="ce9" table:formula="of:=&quot;    .{&quot; &amp; TEXT([.$B44]; [.$C$1]) &amp; &quot;, &quot; &amp; TEXT([.C44]; [.$C$1]) &amp; &quot;},&quot;" office:value-type="string" office:string-value="    .{7.85398163397448E-01, 7.07106781186547E-01}," calcext:value-type="string">
            <text:p><text:s text:c="4"/>.{7.85398163397448E-01, 7.07106781186547E-01},</text:p>
          </table:table-cell>
          <table:table-cell table:style-name="ce8" table:formula="of:=COS([.$B44])" office:value-type="float" office:value="0.707106781186548" calcext:value-type="float">
            <text:p>7.07106781186548E-01</text:p>
          </table:table-cell>
          <table:table-cell table:style-name="ce9" table:formula="of:=&quot;    .{&quot; &amp; TEXT([.$B44]; [.$C$1]) &amp; &quot;, &quot; &amp; TEXT([.E44]; [.$C$1]) &amp; &quot;},&quot;" office:value-type="string" office:string-value="    .{7.85398163397448E-01, 7.07106781186548E-01}," calcext:value-type="string">
            <text:p><text:s text:c="4"/>.{7.85398163397448E-01, 7.07106781186548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5" table:formula="of:=-PI() + 2 * PI() / 64 *[.$A45]" office:value-type="float" office:value="0.883572933822129" calcext:value-type="float">
            <text:p>0.883572933822129</text:p>
          </table:table-cell>
          <table:table-cell table:style-name="ce8" table:formula="of:=SIN([.$B45])" office:value-type="float" office:value="0.773010453362737" calcext:value-type="float">
            <text:p>7.73010453362737E-01</text:p>
          </table:table-cell>
          <table:table-cell table:style-name="ce9" table:formula="of:=&quot;    .{&quot; &amp; TEXT([.$B45]; [.$C$1]) &amp; &quot;, &quot; &amp; TEXT([.C45]; [.$C$1]) &amp; &quot;},&quot;" office:value-type="string" office:string-value="    .{8.83572933822129E-01, 7.73010453362737E-01}," calcext:value-type="string">
            <text:p><text:s text:c="4"/>.{8.83572933822129E-01, 7.73010453362737E-01},</text:p>
          </table:table-cell>
          <table:table-cell table:style-name="ce8" table:formula="of:=COS([.$B45])" office:value-type="float" office:value="0.634393284163646" calcext:value-type="float">
            <text:p>6.34393284163646E-01</text:p>
          </table:table-cell>
          <table:table-cell table:style-name="ce9" table:formula="of:=&quot;    .{&quot; &amp; TEXT([.$B45]; [.$C$1]) &amp; &quot;, &quot; &amp; TEXT([.E45]; [.$C$1]) &amp; &quot;},&quot;" office:value-type="string" office:string-value="    .{8.83572933822129E-01, 6.34393284163646E-01}," calcext:value-type="string">
            <text:p><text:s text:c="4"/>.{8.83572933822129E-01, 6.34393284163646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table:formula="of:=-PI() + 2 * PI() / 64 *[.$A46]" office:value-type="float" office:value="0.981747704246811" calcext:value-type="float">
            <text:p>0.981747704246811</text:p>
          </table:table-cell>
          <table:table-cell table:style-name="ce8" table:formula="of:=SIN([.$B46])" office:value-type="float" office:value="0.831469612302545" calcext:value-type="float">
            <text:p>8.31469612302545E-01</text:p>
          </table:table-cell>
          <table:table-cell table:style-name="ce9" table:formula="of:=&quot;    .{&quot; &amp; TEXT([.$B46]; [.$C$1]) &amp; &quot;, &quot; &amp; TEXT([.C46]; [.$C$1]) &amp; &quot;},&quot;" office:value-type="string" office:string-value="    .{9.81747704246811E-01, 8.31469612302545E-01}," calcext:value-type="string">
            <text:p><text:s text:c="4"/>.{9.81747704246811E-01, 8.31469612302545E-01},</text:p>
          </table:table-cell>
          <table:table-cell table:style-name="ce8" table:formula="of:=COS([.$B46])" office:value-type="float" office:value="0.555570233019602" calcext:value-type="float">
            <text:p>5.55570233019602E-01</text:p>
          </table:table-cell>
          <table:table-cell table:style-name="ce9" table:formula="of:=&quot;    .{&quot; &amp; TEXT([.$B46]; [.$C$1]) &amp; &quot;, &quot; &amp; TEXT([.E46]; [.$C$1]) &amp; &quot;},&quot;" office:value-type="string" office:string-value="    .{9.81747704246811E-01, 5.55570233019602E-01}," calcext:value-type="string">
            <text:p><text:s text:c="4"/>.{9.81747704246811E-01, 5.55570233019602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table:formula="of:=-PI() + 2 * PI() / 64 *[.$A47]" office:value-type="float" office:value="1.07992247467149" calcext:value-type="float">
            <text:p>1.07992247467149</text:p>
          </table:table-cell>
          <table:table-cell table:style-name="ce8" table:formula="of:=SIN([.$B47])" office:value-type="float" office:value="0.881921264348355" calcext:value-type="float">
            <text:p>8.81921264348355E-01</text:p>
          </table:table-cell>
          <table:table-cell table:style-name="ce9" table:formula="of:=&quot;    .{&quot; &amp; TEXT([.$B47]; [.$C$1]) &amp; &quot;, &quot; &amp; TEXT([.C47]; [.$C$1]) &amp; &quot;},&quot;" office:value-type="string" office:string-value="    .{1.07992247467149E+00, 8.81921264348355E-01}," calcext:value-type="string">
            <text:p><text:s text:c="4"/>.{1.07992247467149E+00, 8.81921264348355E-01},</text:p>
          </table:table-cell>
          <table:table-cell table:style-name="ce8" table:formula="of:=COS([.$B47])" office:value-type="float" office:value="0.471396736825998" calcext:value-type="float">
            <text:p>4.71396736825998E-01</text:p>
          </table:table-cell>
          <table:table-cell table:style-name="ce9" table:formula="of:=&quot;    .{&quot; &amp; TEXT([.$B47]; [.$C$1]) &amp; &quot;, &quot; &amp; TEXT([.E47]; [.$C$1]) &amp; &quot;},&quot;" office:value-type="string" office:string-value="    .{1.07992247467149E+00, 4.71396736825998E-01}," calcext:value-type="string">
            <text:p><text:s text:c="4"/>.{1.07992247467149E+00, 4.71396736825998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table:formula="of:=-PI() + 2 * PI() / 64 *[.$A48]" office:value-type="float" office:value="1.17809724509617" calcext:value-type="float">
            <text:p>1.17809724509617</text:p>
          </table:table-cell>
          <table:table-cell table:style-name="ce8" table:formula="of:=SIN([.$B48])" office:value-type="float" office:value="0.923879532511286" calcext:value-type="float">
            <text:p>9.23879532511286E-01</text:p>
          </table:table-cell>
          <table:table-cell table:style-name="ce9" table:formula="of:=&quot;    .{&quot; &amp; TEXT([.$B48]; [.$C$1]) &amp; &quot;, &quot; &amp; TEXT([.C48]; [.$C$1]) &amp; &quot;},&quot;" office:value-type="string" office:string-value="    .{1.17809724509617E+00, 9.23879532511286E-01}," calcext:value-type="string">
            <text:p><text:s text:c="4"/>.{1.17809724509617E+00, 9.23879532511286E-01},</text:p>
          </table:table-cell>
          <table:table-cell table:style-name="ce8" table:formula="of:=COS([.$B48])" office:value-type="float" office:value="0.38268343236509" calcext:value-type="float">
            <text:p>3.8268343236509E-01</text:p>
          </table:table-cell>
          <table:table-cell table:style-name="ce9" table:formula="of:=&quot;    .{&quot; &amp; TEXT([.$B48]; [.$C$1]) &amp; &quot;, &quot; &amp; TEXT([.E48]; [.$C$1]) &amp; &quot;},&quot;" office:value-type="string" office:string-value="    .{1.17809724509617E+00, 3.8268343236509E-01}," calcext:value-type="string">
            <text:p><text:s text:c="4"/>.{1.17809724509617E+00, 3.8268343236509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-PI() + 2 * PI() / 64 *[.$A49]" office:value-type="float" office:value="1.27627201552085" calcext:value-type="float">
            <text:p>1.27627201552085</text:p>
          </table:table-cell>
          <table:table-cell table:style-name="ce8" table:formula="of:=SIN([.$B49])" office:value-type="float" office:value="0.956940335732209" calcext:value-type="float">
            <text:p>9.56940335732209E-01</text:p>
          </table:table-cell>
          <table:table-cell table:style-name="ce9" table:formula="of:=&quot;    .{&quot; &amp; TEXT([.$B49]; [.$C$1]) &amp; &quot;, &quot; &amp; TEXT([.C49]; [.$C$1]) &amp; &quot;},&quot;" office:value-type="string" office:string-value="    .{1.27627201552085E+00, 9.56940335732209E-01}," calcext:value-type="string">
            <text:p><text:s text:c="4"/>.{1.27627201552085E+00, 9.56940335732209E-01},</text:p>
          </table:table-cell>
          <table:table-cell table:style-name="ce8" table:formula="of:=COS([.$B49])" office:value-type="float" office:value="0.290284677254462" calcext:value-type="float">
            <text:p>2.90284677254462E-01</text:p>
          </table:table-cell>
          <table:table-cell table:style-name="ce9" table:formula="of:=&quot;    .{&quot; &amp; TEXT([.$B49]; [.$C$1]) &amp; &quot;, &quot; &amp; TEXT([.E49]; [.$C$1]) &amp; &quot;},&quot;" office:value-type="string" office:string-value="    .{1.27627201552085E+00, 2.90284677254462E-01}," calcext:value-type="string">
            <text:p><text:s text:c="4"/>.{1.27627201552085E+00, 2.90284677254462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table:formula="of:=-PI() + 2 * PI() / 64 *[.$A50]" office:value-type="float" office:value="1.37444678594553" calcext:value-type="float">
            <text:p>1.37444678594553</text:p>
          </table:table-cell>
          <table:table-cell table:style-name="ce8" table:formula="of:=SIN([.$B50])" office:value-type="float" office:value="0.98078528040323" calcext:value-type="float">
            <text:p>9.8078528040323E-01</text:p>
          </table:table-cell>
          <table:table-cell table:style-name="ce9" table:formula="of:=&quot;    .{&quot; &amp; TEXT([.$B50]; [.$C$1]) &amp; &quot;, &quot; &amp; TEXT([.C50]; [.$C$1]) &amp; &quot;},&quot;" office:value-type="string" office:string-value="    .{1.37444678594553E+00, 9.8078528040323E-01}," calcext:value-type="string">
            <text:p><text:s text:c="4"/>.{1.37444678594553E+00, 9.8078528040323E-01},</text:p>
          </table:table-cell>
          <table:table-cell table:style-name="ce8" table:formula="of:=COS([.$B50])" office:value-type="float" office:value="0.195090322016129" calcext:value-type="float">
            <text:p>1.95090322016129E-01</text:p>
          </table:table-cell>
          <table:table-cell table:style-name="ce9" table:formula="of:=&quot;    .{&quot; &amp; TEXT([.$B50]; [.$C$1]) &amp; &quot;, &quot; &amp; TEXT([.E50]; [.$C$1]) &amp; &quot;},&quot;" office:value-type="string" office:string-value="    .{1.37444678594553E+00, 1.95090322016129E-01}," calcext:value-type="string">
            <text:p><text:s text:c="4"/>.{1.37444678594553E+00, 1.95090322016129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5" table:formula="of:=-PI() + 2 * PI() / 64 *[.$A51]" office:value-type="float" office:value="1.47262155637022" calcext:value-type="float">
            <text:p>1.47262155637022</text:p>
          </table:table-cell>
          <table:table-cell table:style-name="ce8" table:formula="of:=SIN([.$B51])" office:value-type="float" office:value="0.995184726672197" calcext:value-type="float">
            <text:p>9.95184726672197E-01</text:p>
          </table:table-cell>
          <table:table-cell table:style-name="ce9" table:formula="of:=&quot;    .{&quot; &amp; TEXT([.$B51]; [.$C$1]) &amp; &quot;, &quot; &amp; TEXT([.C51]; [.$C$1]) &amp; &quot;},&quot;" office:value-type="string" office:string-value="    .{1.47262155637022E+00, 9.95184726672197E-01}," calcext:value-type="string">
            <text:p><text:s text:c="4"/>.{1.47262155637022E+00, 9.95184726672197E-01},</text:p>
          </table:table-cell>
          <table:table-cell table:style-name="ce8" table:formula="of:=COS([.$B51])" office:value-type="float" office:value="0.0980171403295603" calcext:value-type="float">
            <text:p>9.80171403295603E-02</text:p>
          </table:table-cell>
          <table:table-cell table:style-name="ce9" table:formula="of:=&quot;    .{&quot; &amp; TEXT([.$B51]; [.$C$1]) &amp; &quot;, &quot; &amp; TEXT([.E51]; [.$C$1]) &amp; &quot;},&quot;" office:value-type="string" office:string-value="    .{1.47262155637022E+00, 9.80171403295603E-02}," calcext:value-type="string">
            <text:p><text:s text:c="4"/>.{1.47262155637022E+00, 9.80171403295603E-02},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table:formula="of:=-PI() + 2 * PI() / 64 *[.$A52]" office:value-type="float" office:value="1.5707963267949" calcext:value-type="float">
            <text:p>1.5707963267949</text:p>
          </table:table-cell>
          <table:table-cell table:style-name="ce8" table:formula="of:=SIN([.$B52])" office:value-type="float" office:value="1" calcext:value-type="float">
            <text:p>1.0E+00</text:p>
          </table:table-cell>
          <table:table-cell table:style-name="ce9" table:formula="of:=&quot;    .{&quot; &amp; TEXT([.$B52]; [.$C$1]) &amp; &quot;, &quot; &amp; TEXT([.C52]; [.$C$1]) &amp; &quot;},&quot;" office:value-type="string" office:string-value="    .{1.5707963267949E+00, 1.0E+00}," calcext:value-type="string">
            <text:p><text:s text:c="4"/>.{1.5707963267949E+00, 1.0E+00},</text:p>
          </table:table-cell>
          <table:table-cell table:style-name="ce8" table:formula="of:=COS([.$B52])" office:value-type="float" office:value="6.12323399573677E-017" calcext:value-type="float">
            <text:p>6.12323399573677E-17</text:p>
          </table:table-cell>
          <table:table-cell table:style-name="ce9" table:formula="of:=&quot;    .{&quot; &amp; TEXT([.$B52]; [.$C$1]) &amp; &quot;, &quot; &amp; TEXT([.E52]; [.$C$1]) &amp; &quot;},&quot;" office:value-type="string" office:string-value="    .{1.5707963267949E+00, 6.12323399573677E-17}," calcext:value-type="string">
            <text:p><text:s text:c="4"/>.{1.5707963267949E+00, 6.12323399573677E-17},</text:p>
          </table:table-cell>
          <table:table-cell table:number-columns-repeated="1018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table:formula="of:=-PI() + 2 * PI() / 64 *[.$A53]" office:value-type="float" office:value="1.66897109721958" calcext:value-type="float">
            <text:p>1.66897109721958</text:p>
          </table:table-cell>
          <table:table-cell table:style-name="ce8" table:formula="of:=SIN([.$B53])" office:value-type="float" office:value="0.995184726672197" calcext:value-type="float">
            <text:p>9.95184726672197E-01</text:p>
          </table:table-cell>
          <table:table-cell table:style-name="ce9" table:formula="of:=&quot;    .{&quot; &amp; TEXT([.$B53]; [.$C$1]) &amp; &quot;, &quot; &amp; TEXT([.C53]; [.$C$1]) &amp; &quot;},&quot;" office:value-type="string" office:string-value="    .{1.66897109721958E+00, 9.95184726672197E-01}," calcext:value-type="string">
            <text:p><text:s text:c="4"/>.{1.66897109721958E+00, 9.95184726672197E-01},</text:p>
          </table:table-cell>
          <table:table-cell table:style-name="ce8" table:formula="of:=COS([.$B53])" office:value-type="float" office:value="-0.0980171403295602" calcext:value-type="float">
            <text:p>-9.80171403295602E-02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-PI() + 2 * PI() / 64 *[.$A54]" office:value-type="float" office:value="1.76714586764426" calcext:value-type="float">
            <text:p>1.76714586764426</text:p>
          </table:table-cell>
          <table:table-cell table:style-name="ce8" table:formula="of:=SIN([.$B54])" office:value-type="float" office:value="0.98078528040323" calcext:value-type="float">
            <text:p>9.8078528040323E-01</text:p>
          </table:table-cell>
          <table:table-cell table:style-name="ce9" table:formula="of:=&quot;    .{&quot; &amp; TEXT([.$B54]; [.$C$1]) &amp; &quot;, &quot; &amp; TEXT([.C54]; [.$C$1]) &amp; &quot;},&quot;" office:value-type="string" office:string-value="    .{1.76714586764426E+00, 9.8078528040323E-01}," calcext:value-type="string">
            <text:p><text:s text:c="4"/>.{1.76714586764426E+00, 9.8078528040323E-01},</text:p>
          </table:table-cell>
          <table:table-cell table:style-name="ce8" table:formula="of:=COS([.$B54])" office:value-type="float" office:value="-0.195090322016128" calcext:value-type="float">
            <text:p>-1.95090322016128E-01</text:p>
          </table:table-cell>
          <table:table-cell table:number-columns-repeated="1019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5" table:formula="of:=-PI() + 2 * PI() / 64 *[.$A55]" office:value-type="float" office:value="1.86532063806894" calcext:value-type="float">
            <text:p>1.86532063806894</text:p>
          </table:table-cell>
          <table:table-cell table:style-name="ce8" table:formula="of:=SIN([.$B55])" office:value-type="float" office:value="0.956940335732209" calcext:value-type="float">
            <text:p>9.56940335732209E-01</text:p>
          </table:table-cell>
          <table:table-cell table:style-name="ce9" table:formula="of:=&quot;    .{&quot; &amp; TEXT([.$B55]; [.$C$1]) &amp; &quot;, &quot; &amp; TEXT([.C55]; [.$C$1]) &amp; &quot;},&quot;" office:value-type="string" office:string-value="    .{1.86532063806894E+00, 9.56940335732209E-01}," calcext:value-type="string">
            <text:p><text:s text:c="4"/>.{1.86532063806894E+00, 9.56940335732209E-01},</text:p>
          </table:table-cell>
          <table:table-cell table:style-name="ce8" table:formula="of:=COS([.$B55])" office:value-type="float" office:value="-0.290284677254462" calcext:value-type="float">
            <text:p>-2.90284677254462E-01</text:p>
          </table:table-cell>
          <table:table-cell table:number-columns-repeated="1019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table:formula="of:=-PI() + 2 * PI() / 64 *[.$A56]" office:value-type="float" office:value="1.96349540849362" calcext:value-type="float">
            <text:p>1.96349540849362</text:p>
          </table:table-cell>
          <table:table-cell table:style-name="ce8" table:formula="of:=SIN([.$B56])" office:value-type="float" office:value="0.923879532511287" calcext:value-type="float">
            <text:p>9.23879532511287E-01</text:p>
          </table:table-cell>
          <table:table-cell table:style-name="ce9" table:formula="of:=&quot;    .{&quot; &amp; TEXT([.$B56]; [.$C$1]) &amp; &quot;, &quot; &amp; TEXT([.C56]; [.$C$1]) &amp; &quot;},&quot;" office:value-type="string" office:string-value="    .{1.96349540849362E+00, 9.23879532511287E-01}," calcext:value-type="string">
            <text:p><text:s text:c="4"/>.{1.96349540849362E+00, 9.23879532511287E-01},</text:p>
          </table:table-cell>
          <table:table-cell table:style-name="ce8" table:formula="of:=COS([.$B56])" office:value-type="float" office:value="-0.38268343236509" calcext:value-type="float">
            <text:p>-3.8268343236509E-01</text:p>
          </table:table-cell>
          <table:table-cell table:number-columns-repeated="1019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5" table:formula="of:=-PI() + 2 * PI() / 64 *[.$A57]" office:value-type="float" office:value="2.0616701789183" calcext:value-type="float">
            <text:p>2.0616701789183</text:p>
          </table:table-cell>
          <table:table-cell table:style-name="ce8" table:formula="of:=SIN([.$B57])" office:value-type="float" office:value="0.881921264348355" calcext:value-type="float">
            <text:p>8.81921264348355E-01</text:p>
          </table:table-cell>
          <table:table-cell table:style-name="ce9" table:formula="of:=&quot;    .{&quot; &amp; TEXT([.$B57]; [.$C$1]) &amp; &quot;, &quot; &amp; TEXT([.C57]; [.$C$1]) &amp; &quot;},&quot;" office:value-type="string" office:string-value="    .{2.0616701789183E+00, 8.81921264348355E-01}," calcext:value-type="string">
            <text:p><text:s text:c="4"/>.{2.0616701789183E+00, 8.81921264348355E-01},</text:p>
          </table:table-cell>
          <table:table-cell table:style-name="ce8" table:formula="of:=COS([.$B57])" office:value-type="float" office:value="-0.471396736825998" calcext:value-type="float">
            <text:p>-4.71396736825998E-01</text:p>
          </table:table-cell>
          <table:table-cell table:number-columns-repeated="1019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table:formula="of:=-PI() + 2 * PI() / 64 *[.$A58]" office:value-type="float" office:value="2.15984494934298" calcext:value-type="float">
            <text:p>2.15984494934298</text:p>
          </table:table-cell>
          <table:table-cell table:style-name="ce8" table:formula="of:=SIN([.$B58])" office:value-type="float" office:value="0.831469612302545" calcext:value-type="float">
            <text:p>8.31469612302545E-01</text:p>
          </table:table-cell>
          <table:table-cell table:style-name="ce9" table:formula="of:=&quot;    .{&quot; &amp; TEXT([.$B58]; [.$C$1]) &amp; &quot;, &quot; &amp; TEXT([.C58]; [.$C$1]) &amp; &quot;},&quot;" office:value-type="string" office:string-value="    .{2.15984494934298E+00, 8.31469612302545E-01}," calcext:value-type="string">
            <text:p><text:s text:c="4"/>.{2.15984494934298E+00, 8.31469612302545E-01},</text:p>
          </table:table-cell>
          <table:table-cell table:style-name="ce8" table:formula="of:=COS([.$B58])" office:value-type="float" office:value="-0.555570233019602" calcext:value-type="float">
            <text:p>-5.55570233019602E-01</text:p>
          </table:table-cell>
          <table:table-cell table:number-columns-repeated="1019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-PI() + 2 * PI() / 64 *[.$A59]" office:value-type="float" office:value="2.25801971976766" calcext:value-type="float">
            <text:p>2.25801971976766</text:p>
          </table:table-cell>
          <table:table-cell table:style-name="ce8" table:formula="of:=SIN([.$B59])" office:value-type="float" office:value="0.773010453362737" calcext:value-type="float">
            <text:p>7.73010453362737E-01</text:p>
          </table:table-cell>
          <table:table-cell table:style-name="ce9" table:formula="of:=&quot;    .{&quot; &amp; TEXT([.$B59]; [.$C$1]) &amp; &quot;, &quot; &amp; TEXT([.C59]; [.$C$1]) &amp; &quot;},&quot;" office:value-type="string" office:string-value="    .{2.25801971976766E+00, 7.73010453362737E-01}," calcext:value-type="string">
            <text:p><text:s text:c="4"/>.{2.25801971976766E+00, 7.73010453362737E-01},</text:p>
          </table:table-cell>
          <table:table-cell table:style-name="ce8" table:formula="of:=COS([.$B59])" office:value-type="float" office:value="-0.634393284163646" calcext:value-type="float">
            <text:p>-6.34393284163646E-01</text:p>
          </table:table-cell>
          <table:table-cell table:number-columns-repeated="1019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table:formula="of:=-PI() + 2 * PI() / 64 *[.$A60]" office:value-type="float" office:value="2.35619449019234" calcext:value-type="float">
            <text:p>2.35619449019234</text:p>
          </table:table-cell>
          <table:table-cell table:style-name="ce8" table:formula="of:=SIN([.$B60])" office:value-type="float" office:value="0.707106781186548" calcext:value-type="float">
            <text:p>7.07106781186548E-01</text:p>
          </table:table-cell>
          <table:table-cell table:style-name="ce9" table:formula="of:=&quot;    .{&quot; &amp; TEXT([.$B60]; [.$C$1]) &amp; &quot;, &quot; &amp; TEXT([.C60]; [.$C$1]) &amp; &quot;},&quot;" office:value-type="string" office:string-value="    .{2.35619449019234E+00, 7.07106781186548E-01}," calcext:value-type="string">
            <text:p><text:s text:c="4"/>.{2.35619449019234E+00, 7.07106781186548E-01},</text:p>
          </table:table-cell>
          <table:table-cell table:style-name="ce8" table:formula="of:=COS([.$B60])" office:value-type="float" office:value="-0.707106781186547" calcext:value-type="float">
            <text:p>-7.07106781186547E-01</text:p>
          </table:table-cell>
          <table:table-cell table:number-columns-repeated="1019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5" table:formula="of:=-PI() + 2 * PI() / 64 *[.$A61]" office:value-type="float" office:value="2.45436926061703" calcext:value-type="float">
            <text:p>2.45436926061703</text:p>
          </table:table-cell>
          <table:table-cell table:style-name="ce8" table:formula="of:=SIN([.$B61])" office:value-type="float" office:value="0.634393284163646" calcext:value-type="float">
            <text:p>6.34393284163646E-01</text:p>
          </table:table-cell>
          <table:table-cell table:style-name="ce9" table:formula="of:=&quot;    .{&quot; &amp; TEXT([.$B61]; [.$C$1]) &amp; &quot;, &quot; &amp; TEXT([.C61]; [.$C$1]) &amp; &quot;},&quot;" office:value-type="string" office:string-value="    .{2.45436926061703E+00, 6.34393284163646E-01}," calcext:value-type="string">
            <text:p><text:s text:c="4"/>.{2.45436926061703E+00, 6.34393284163646E-01},</text:p>
          </table:table-cell>
          <table:table-cell table:style-name="ce8" table:formula="of:=COS([.$B61])" office:value-type="float" office:value="-0.773010453362737" calcext:value-type="float">
            <text:p>-7.73010453362737E-01</text:p>
          </table:table-cell>
          <table:table-cell table:number-columns-repeated="1019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5" table:formula="of:=-PI() + 2 * PI() / 64 *[.$A62]" office:value-type="float" office:value="2.55254403104171" calcext:value-type="float">
            <text:p>2.55254403104171</text:p>
          </table:table-cell>
          <table:table-cell table:style-name="ce8" table:formula="of:=SIN([.$B62])" office:value-type="float" office:value="0.555570233019602" calcext:value-type="float">
            <text:p>5.55570233019602E-01</text:p>
          </table:table-cell>
          <table:table-cell table:style-name="ce9" table:formula="of:=&quot;    .{&quot; &amp; TEXT([.$B62]; [.$C$1]) &amp; &quot;, &quot; &amp; TEXT([.C62]; [.$C$1]) &amp; &quot;},&quot;" office:value-type="string" office:string-value="    .{2.55254403104171E+00, 5.55570233019602E-01}," calcext:value-type="string">
            <text:p><text:s text:c="4"/>.{2.55254403104171E+00, 5.55570233019602E-01},</text:p>
          </table:table-cell>
          <table:table-cell table:style-name="ce8" table:formula="of:=COS([.$B62])" office:value-type="float" office:value="-0.831469612302545" calcext:value-type="float">
            <text:p>-8.31469612302545E-01</text:p>
          </table:table-cell>
          <table:table-cell table:number-columns-repeated="1019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5" table:formula="of:=-PI() + 2 * PI() / 64 *[.$A63]" office:value-type="float" office:value="2.65071880146639" calcext:value-type="float">
            <text:p>2.65071880146639</text:p>
          </table:table-cell>
          <table:table-cell table:style-name="ce8" table:formula="of:=SIN([.$B63])" office:value-type="float" office:value="0.471396736825998" calcext:value-type="float">
            <text:p>4.71396736825998E-01</text:p>
          </table:table-cell>
          <table:table-cell table:style-name="ce9" table:formula="of:=&quot;    .{&quot; &amp; TEXT([.$B63]; [.$C$1]) &amp; &quot;, &quot; &amp; TEXT([.C63]; [.$C$1]) &amp; &quot;},&quot;" office:value-type="string" office:string-value="    .{2.65071880146639E+00, 4.71396736825998E-01}," calcext:value-type="string">
            <text:p><text:s text:c="4"/>.{2.65071880146639E+00, 4.71396736825998E-01},</text:p>
          </table:table-cell>
          <table:table-cell table:style-name="ce8" table:formula="of:=COS([.$B63])" office:value-type="float" office:value="-0.881921264348355" calcext:value-type="float">
            <text:p>-8.81921264348355E-01</text:p>
          </table:table-cell>
          <table:table-cell table:number-columns-repeated="1019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-PI() + 2 * PI() / 64 *[.$A64]" office:value-type="float" office:value="2.74889357189107" calcext:value-type="float">
            <text:p>2.74889357189107</text:p>
          </table:table-cell>
          <table:table-cell table:style-name="ce8" table:formula="of:=SIN([.$B64])" office:value-type="float" office:value="0.38268343236509" calcext:value-type="float">
            <text:p>3.8268343236509E-01</text:p>
          </table:table-cell>
          <table:table-cell table:style-name="ce9" table:formula="of:=&quot;    .{&quot; &amp; TEXT([.$B64]; [.$C$1]) &amp; &quot;, &quot; &amp; TEXT([.C64]; [.$C$1]) &amp; &quot;},&quot;" office:value-type="string" office:string-value="    .{2.74889357189107E+00, 3.8268343236509E-01}," calcext:value-type="string">
            <text:p><text:s text:c="4"/>.{2.74889357189107E+00, 3.8268343236509E-01},</text:p>
          </table:table-cell>
          <table:table-cell table:style-name="ce8" table:formula="of:=COS([.$B64])" office:value-type="float" office:value="-0.923879532511286" calcext:value-type="float">
            <text:p>-9.23879532511286E-01</text:p>
          </table:table-cell>
          <table:table-cell table:number-columns-repeated="1019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table:formula="of:=-PI() + 2 * PI() / 64 *[.$A65]" office:value-type="float" office:value="2.84706834231575" calcext:value-type="float">
            <text:p>2.84706834231575</text:p>
          </table:table-cell>
          <table:table-cell table:style-name="ce8" table:formula="of:=SIN([.$B65])" office:value-type="float" office:value="0.290284677254462" calcext:value-type="float">
            <text:p>2.90284677254462E-01</text:p>
          </table:table-cell>
          <table:table-cell table:style-name="ce9" table:formula="of:=&quot;    .{&quot; &amp; TEXT([.$B65]; [.$C$1]) &amp; &quot;, &quot; &amp; TEXT([.C65]; [.$C$1]) &amp; &quot;},&quot;" office:value-type="string" office:string-value="    .{2.84706834231575E+00, 2.90284677254462E-01}," calcext:value-type="string">
            <text:p><text:s text:c="4"/>.{2.84706834231575E+00, 2.90284677254462E-01},</text:p>
          </table:table-cell>
          <table:table-cell table:style-name="ce8" table:formula="of:=COS([.$B65])" office:value-type="float" office:value="-0.956940335732209" calcext:value-type="float">
            <text:p>-9.56940335732209E-01</text:p>
          </table:table-cell>
          <table:table-cell table:number-columns-repeated="1019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table:formula="of:=-PI() + 2 * PI() / 64 *[.$A66]" office:value-type="float" office:value="2.94524311274043" calcext:value-type="float">
            <text:p>2.94524311274043</text:p>
          </table:table-cell>
          <table:table-cell table:style-name="ce8" table:formula="of:=SIN([.$B66])" office:value-type="float" office:value="0.195090322016129" calcext:value-type="float">
            <text:p>1.95090322016129E-01</text:p>
          </table:table-cell>
          <table:table-cell table:style-name="ce9" table:formula="of:=&quot;    .{&quot; &amp; TEXT([.$B66]; [.$C$1]) &amp; &quot;, &quot; &amp; TEXT([.C66]; [.$C$1]) &amp; &quot;},&quot;" office:value-type="string" office:string-value="    .{2.94524311274043E+00, 1.95090322016129E-01}," calcext:value-type="string">
            <text:p><text:s text:c="4"/>.{2.94524311274043E+00, 1.95090322016129E-01},</text:p>
          </table:table-cell>
          <table:table-cell table:style-name="ce8" table:formula="of:=COS([.$B66])" office:value-type="float" office:value="-0.98078528040323" calcext:value-type="float">
            <text:p>-9.8078528040323E-01</text:p>
          </table:table-cell>
          <table:table-cell table:number-columns-repeated="1019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5" table:formula="of:=-PI() + 2 * PI() / 64 *[.$A67]" office:value-type="float" office:value="3.04341788316511" calcext:value-type="float">
            <text:p>3.04341788316511</text:p>
          </table:table-cell>
          <table:table-cell table:style-name="ce8" table:formula="of:=SIN([.$B67])" office:value-type="float" office:value="0.0980171403295604" calcext:value-type="float">
            <text:p>9.80171403295604E-02</text:p>
          </table:table-cell>
          <table:table-cell table:style-name="ce9" table:formula="of:=&quot;    .{&quot; &amp; TEXT([.$B67]; [.$C$1]) &amp; &quot;, &quot; &amp; TEXT([.C67]; [.$C$1]) &amp; &quot;},&quot;" office:value-type="string" office:string-value="    .{3.04341788316511E+00, 9.80171403295604E-02}," calcext:value-type="string">
            <text:p><text:s text:c="4"/>.{3.04341788316511E+00, 9.80171403295604E-02},</text:p>
          </table:table-cell>
          <table:table-cell table:style-name="ce8" table:formula="of:=COS([.$B67])" office:value-type="float" office:value="-0.995184726672197" calcext:value-type="float">
            <text:p>-9.95184726672197E-01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table:formula="of:=-PI() + 2 * PI() / 64 *[.$A68]" office:value-type="float" office:value="3.14159265358979" calcext:value-type="float">
            <text:p>3.14159265358979</text:p>
          </table:table-cell>
          <table:table-cell table:style-name="ce8" table:formula="of:=SIN([.$B68])" office:value-type="float" office:value="1.22464679914735E-016" calcext:value-type="float">
            <text:p>1.22464679914735E-16</text:p>
          </table:table-cell>
          <table:table-cell table:style-name="ce9" table:formula="of:=&quot;    .{&quot; &amp; TEXT([.$B68]; [.$C$1]) &amp; &quot;, &quot; &amp; TEXT([.C68]; [.$C$1]) &amp; &quot;},&quot;" office:value-type="string" office:string-value="    .{3.14159265358979E+00, 1.22464679914735E-16}," calcext:value-type="string">
            <text:p><text:s text:c="4"/>.{3.14159265358979E+00, 1.22464679914735E-16},</text:p>
          </table:table-cell>
          <table:table-cell table:style-name="ce8" table:formula="of:=COS([.$B68])" office:value-type="float" office:value="-1" calcext:value-type="float">
            <text:p>-1.0E+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index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asin</text:p>
          </table:table-cell>
          <table:table-cell table:style-name="ce6" office:value-type="string" calcext:value-type="string">
            <text:p>asin_format</text:p>
          </table:table-cell>
          <table:table-cell table:style-name="ce6" office:value-type="string" calcext:value-type="string">
            <text:p>sqrt</text:p>
          </table:table-cell>
          <table:table-cell table:style-name="ce6" office:value-type="string" calcext:value-type="string">
            <text:p>sqrt_format</text:p>
          </table:table-cell>
          <table:table-cell table:number-columns-repeated="1018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0 + 1 / 32 * [.$A71]" office:value-type="float" office:value="0" calcext:value-type="float">
            <text:p>0</text:p>
          </table:table-cell>
          <table:table-cell table:style-name="ce8" table:formula="of:=ASIN([.$B71])" office:value-type="float" office:value="0" calcext:value-type="float">
            <text:p>0.0E+00</text:p>
          </table:table-cell>
          <table:table-cell table:style-name="ce9" table:formula="of:=&quot;    .{&quot; &amp; TEXT([.$B71]; [.$C$1]) &amp; &quot;, &quot; &amp; TEXT([.C71]; [.$C$1]) &amp; &quot;},&quot;" office:value-type="string" office:string-value="    .{0.0E+00, 0.0E+00}," calcext:value-type="string">
            <text:p><text:s text:c="4"/>.{0.0E+00, 0.0E+00},</text:p>
          </table:table-cell>
          <table:table-cell table:style-name="ce8" table:formula="of:=SQRT([.$B71])" office:value-type="float" office:value="0" calcext:value-type="float">
            <text:p>0.0E+00</text:p>
          </table:table-cell>
          <table:table-cell table:style-name="ce9" table:formula="of:=&quot;    .{&quot; &amp; TEXT([.$B71]; [.$C$1]) &amp; &quot;, &quot; &amp; TEXT([.E71]; [.$C$1]) &amp; &quot;},&quot;" office:value-type="string" office:string-value="    .{0.0E+00, 0.0E+00}," calcext:value-type="string">
            <text:p><text:s text:c="4"/>.{0.0E+00, 0.0E+00},</text:p>
          </table:table-cell>
          <table:table-cell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table:formula="of:=0 + 1 / 32 * [.$A72]" office:value-type="float" office:value="0.03125" calcext:value-type="float">
            <text:p>0.03125</text:p>
          </table:table-cell>
          <table:table-cell table:style-name="ce8" table:formula="of:=ASIN([.$B72])" office:value-type="float" office:value="0.0312550884994952" calcext:value-type="float">
            <text:p>3.12550884994952E-02</text:p>
          </table:table-cell>
          <table:table-cell table:style-name="ce9" table:formula="of:=&quot;    .{&quot; &amp; TEXT([.$B72]; [.$C$1]) &amp; &quot;, &quot; &amp; TEXT([.C72]; [.$C$1]) &amp; &quot;},&quot;" office:value-type="string" office:string-value="    .{3.125E-02, 3.12550884994952E-02}," calcext:value-type="string">
            <text:p><text:s text:c="4"/>.{3.125E-02, 3.12550884994952E-02},</text:p>
          </table:table-cell>
          <table:table-cell table:style-name="ce8" table:formula="of:=SQRT([.$B72])" office:value-type="float" office:value="0.176776695296637" calcext:value-type="float">
            <text:p>1.76776695296637E-01</text:p>
          </table:table-cell>
          <table:table-cell table:style-name="ce9" table:formula="of:=&quot;    .{&quot; &amp; TEXT([.$B72]; [.$C$1]) &amp; &quot;, &quot; &amp; TEXT([.E72]; [.$C$1]) &amp; &quot;},&quot;" office:value-type="string" office:string-value="    .{3.125E-02, 1.76776695296637E-01}," calcext:value-type="string">
            <text:p><text:s text:c="4"/>.{3.125E-02, 1.76776695296637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table:formula="of:=0 + 1 / 32 * [.$A73]" office:value-type="float" office:value="0.0625" calcext:value-type="float">
            <text:p>0.0625</text:p>
          </table:table-cell>
          <table:table-cell table:style-name="ce8" table:formula="of:=ASIN([.$B73])" office:value-type="float" office:value="0.0625407617964914" calcext:value-type="float">
            <text:p>6.25407617964914E-02</text:p>
          </table:table-cell>
          <table:table-cell table:style-name="ce9" table:formula="of:=&quot;    .{&quot; &amp; TEXT([.$B73]; [.$C$1]) &amp; &quot;, &quot; &amp; TEXT([.C73]; [.$C$1]) &amp; &quot;},&quot;" office:value-type="string" office:string-value="    .{6.25E-02, 6.25407617964914E-02}," calcext:value-type="string">
            <text:p><text:s text:c="4"/>.{6.25E-02, 6.25407617964914E-02},</text:p>
          </table:table-cell>
          <table:table-cell table:style-name="ce8" table:formula="of:=SQRT([.$B73])" office:value-type="float" office:value="0.25" calcext:value-type="float">
            <text:p>2.5E-01</text:p>
          </table:table-cell>
          <table:table-cell table:style-name="ce9" table:formula="of:=&quot;    .{&quot; &amp; TEXT([.$B73]; [.$C$1]) &amp; &quot;, &quot; &amp; TEXT([.E73]; [.$C$1]) &amp; &quot;},&quot;" office:value-type="string" office:string-value="    .{6.25E-02, 2.5E-01}," calcext:value-type="string">
            <text:p><text:s text:c="4"/>.{6.25E-02, 2.5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table:formula="of:=0 + 1 / 32 * [.$A74]" office:value-type="float" office:value="0.09375" calcext:value-type="float">
            <text:p>0.09375</text:p>
          </table:table-cell>
          <table:table-cell table:style-name="ce8" table:formula="of:=ASIN([.$B74])" office:value-type="float" office:value="0.0938878751075165" calcext:value-type="float">
            <text:p>9.38878751075165E-02</text:p>
          </table:table-cell>
          <table:table-cell table:style-name="ce9" table:formula="of:=&quot;    .{&quot; &amp; TEXT([.$B74]; [.$C$1]) &amp; &quot;, &quot; &amp; TEXT([.C74]; [.$C$1]) &amp; &quot;},&quot;" office:value-type="string" office:string-value="    .{9.375E-02, 9.38878751075165E-02}," calcext:value-type="string">
            <text:p><text:s text:c="4"/>.{9.375E-02, 9.38878751075165E-02},</text:p>
          </table:table-cell>
          <table:table-cell table:style-name="ce8" table:formula="of:=SQRT([.$B74])" office:value-type="float" office:value="0.306186217847897" calcext:value-type="float">
            <text:p>3.06186217847897E-01</text:p>
          </table:table-cell>
          <table:table-cell table:style-name="ce9" table:formula="of:=&quot;    .{&quot; &amp; TEXT([.$B74]; [.$C$1]) &amp; &quot;, &quot; &amp; TEXT([.E74]; [.$C$1]) &amp; &quot;},&quot;" office:value-type="string" office:string-value="    .{9.375E-02, 3.06186217847897E-01}," calcext:value-type="string">
            <text:p><text:s text:c="4"/>.{9.375E-02, 3.06186217847897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table:formula="of:=0 + 1 / 32 * [.$A75]" office:value-type="float" office:value="0.125" calcext:value-type="float">
            <text:p>0.125</text:p>
          </table:table-cell>
          <table:table-cell table:style-name="ce8" table:formula="of:=ASIN([.$B75])" office:value-type="float" office:value="0.125327831168065" calcext:value-type="float">
            <text:p>1.25327831168065E-01</text:p>
          </table:table-cell>
          <table:table-cell table:style-name="ce9" table:formula="of:=&quot;    .{&quot; &amp; TEXT([.$B75]; [.$C$1]) &amp; &quot;, &quot; &amp; TEXT([.C75]; [.$C$1]) &amp; &quot;},&quot;" office:value-type="string" office:string-value="    .{1.25E-01, 1.25327831168065E-01}," calcext:value-type="string">
            <text:p><text:s text:c="4"/>.{1.25E-01, 1.25327831168065E-01},</text:p>
          </table:table-cell>
          <table:table-cell table:style-name="ce8" table:formula="of:=SQRT([.$B75])" office:value-type="float" office:value="0.353553390593274" calcext:value-type="float">
            <text:p>3.53553390593274E-01</text:p>
          </table:table-cell>
          <table:table-cell table:style-name="ce9" table:formula="of:=&quot;    .{&quot; &amp; TEXT([.$B75]; [.$C$1]) &amp; &quot;, &quot; &amp; TEXT([.E75]; [.$C$1]) &amp; &quot;},&quot;" office:value-type="string" office:string-value="    .{1.25E-01, 3.53553390593274E-01}," calcext:value-type="string">
            <text:p><text:s text:c="4"/>.{1.25E-01, 3.53553390593274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0 + 1 / 32 * [.$A76]" office:value-type="float" office:value="0.15625" calcext:value-type="float">
            <text:p>0.15625</text:p>
          </table:table-cell>
          <table:table-cell table:style-name="ce8" table:formula="of:=ASIN([.$B76])" office:value-type="float" office:value="0.156892871020461" calcext:value-type="float">
            <text:p>1.56892871020461E-01</text:p>
          </table:table-cell>
          <table:table-cell table:style-name="ce9" table:formula="of:=&quot;    .{&quot; &amp; TEXT([.$B76]; [.$C$1]) &amp; &quot;, &quot; &amp; TEXT([.C76]; [.$C$1]) &amp; &quot;},&quot;" office:value-type="string" office:string-value="    .{1.5625E-01, 1.56892871020461E-01}," calcext:value-type="string">
            <text:p><text:s text:c="4"/>.{1.5625E-01, 1.56892871020461E-01},</text:p>
          </table:table-cell>
          <table:table-cell table:style-name="ce8" table:formula="of:=SQRT([.$B76])" office:value-type="float" office:value="0.395284707521047" calcext:value-type="float">
            <text:p>3.95284707521047E-01</text:p>
          </table:table-cell>
          <table:table-cell table:style-name="ce9" table:formula="of:=&quot;    .{&quot; &amp; TEXT([.$B76]; [.$C$1]) &amp; &quot;, &quot; &amp; TEXT([.E76]; [.$C$1]) &amp; &quot;},&quot;" office:value-type="string" office:string-value="    .{1.5625E-01, 3.95284707521047E-01}," calcext:value-type="string">
            <text:p><text:s text:c="4"/>.{1.5625E-01, 3.95284707521047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table:formula="of:=0 + 1 / 32 * [.$A77]" office:value-type="float" office:value="0.1875" calcext:value-type="float">
            <text:p>0.1875</text:p>
          </table:table-cell>
          <table:table-cell table:style-name="ce8" table:formula="of:=ASIN([.$B77])" office:value-type="float" office:value="0.188616386175404" calcext:value-type="float">
            <text:p>1.88616386175404E-01</text:p>
          </table:table-cell>
          <table:table-cell table:style-name="ce9" table:formula="of:=&quot;    .{&quot; &amp; TEXT([.$B77]; [.$C$1]) &amp; &quot;, &quot; &amp; TEXT([.C77]; [.$C$1]) &amp; &quot;},&quot;" office:value-type="string" office:string-value="    .{1.875E-01, 1.88616386175404E-01}," calcext:value-type="string">
            <text:p><text:s text:c="4"/>.{1.875E-01, 1.88616386175404E-01},</text:p>
          </table:table-cell>
          <table:table-cell table:style-name="ce8" table:formula="of:=SQRT([.$B77])" office:value-type="float" office:value="0.433012701892219" calcext:value-type="float">
            <text:p>4.33012701892219E-01</text:p>
          </table:table-cell>
          <table:table-cell table:style-name="ce9" table:formula="of:=&quot;    .{&quot; &amp; TEXT([.$B77]; [.$C$1]) &amp; &quot;, &quot; &amp; TEXT([.E77]; [.$C$1]) &amp; &quot;},&quot;" office:value-type="string" office:string-value="    .{1.875E-01, 4.33012701892219E-01}," calcext:value-type="string">
            <text:p><text:s text:c="4"/>.{1.875E-01, 4.33012701892219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table:formula="of:=0 + 1 / 32 * [.$A78]" office:value-type="float" office:value="0.21875" calcext:value-type="float">
            <text:p>0.21875</text:p>
          </table:table-cell>
          <table:table-cell table:style-name="ce8" table:formula="of:=ASIN([.$B78])" office:value-type="float" office:value="0.220533260920833" calcext:value-type="float">
            <text:p>2.20533260920833E-01</text:p>
          </table:table-cell>
          <table:table-cell table:style-name="ce9" table:formula="of:=&quot;    .{&quot; &amp; TEXT([.$B78]; [.$C$1]) &amp; &quot;, &quot; &amp; TEXT([.C78]; [.$C$1]) &amp; &quot;},&quot;" office:value-type="string" office:string-value="    .{2.1875E-01, 2.20533260920833E-01}," calcext:value-type="string">
            <text:p><text:s text:c="4"/>.{2.1875E-01, 2.20533260920833E-01},</text:p>
          </table:table-cell>
          <table:table-cell table:style-name="ce8" table:formula="of:=SQRT([.$B78])" office:value-type="float" office:value="0.467707173346743" calcext:value-type="float">
            <text:p>4.67707173346743E-01</text:p>
          </table:table-cell>
          <table:table-cell table:style-name="ce9" table:formula="of:=&quot;    .{&quot; &amp; TEXT([.$B78]; [.$C$1]) &amp; &quot;, &quot; &amp; TEXT([.E78]; [.$C$1]) &amp; &quot;},&quot;" office:value-type="string" office:string-value="    .{2.1875E-01, 4.67707173346743E-01}," calcext:value-type="string">
            <text:p><text:s text:c="4"/>.{2.1875E-01, 4.67707173346743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table:formula="of:=0 + 1 / 32 * [.$A79]" office:value-type="float" office:value="0.25" calcext:value-type="float">
            <text:p>0.25</text:p>
          </table:table-cell>
          <table:table-cell table:style-name="ce8" table:formula="of:=ASIN([.$B79])" office:value-type="float" office:value="0.252680255142079" calcext:value-type="float">
            <text:p>2.52680255142079E-01</text:p>
          </table:table-cell>
          <table:table-cell table:style-name="ce9" table:formula="of:=&quot;    .{&quot; &amp; TEXT([.$B79]; [.$C$1]) &amp; &quot;, &quot; &amp; TEXT([.C79]; [.$C$1]) &amp; &quot;},&quot;" office:value-type="string" office:string-value="    .{2.5E-01, 2.52680255142079E-01}," calcext:value-type="string">
            <text:p><text:s text:c="4"/>.{2.5E-01, 2.52680255142079E-01},</text:p>
          </table:table-cell>
          <table:table-cell table:style-name="ce8" table:formula="of:=SQRT([.$B79])" office:value-type="float" office:value="0.5" calcext:value-type="float">
            <text:p>5.0E-01</text:p>
          </table:table-cell>
          <table:table-cell table:style-name="ce9" table:formula="of:=&quot;    .{&quot; &amp; TEXT([.$B79]; [.$C$1]) &amp; &quot;, &quot; &amp; TEXT([.E79]; [.$C$1]) &amp; &quot;},&quot;" office:value-type="string" office:string-value="    .{2.5E-01, 5.0E-01}," calcext:value-type="string">
            <text:p><text:s text:c="4"/>.{2.5E-01, 5.0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table:formula="of:=0 + 1 / 32 * [.$A80]" office:value-type="float" office:value="0.28125" calcext:value-type="float">
            <text:p>0.28125</text:p>
          </table:table-cell>
          <table:table-cell table:style-name="ce8" table:formula="of:=ASIN([.$B80])" office:value-type="float" office:value="0.285096440252746" calcext:value-type="float">
            <text:p>2.85096440252746E-01</text:p>
          </table:table-cell>
          <table:table-cell table:style-name="ce9" table:formula="of:=&quot;    .{&quot; &amp; TEXT([.$B80]; [.$C$1]) &amp; &quot;, &quot; &amp; TEXT([.C80]; [.$C$1]) &amp; &quot;},&quot;" office:value-type="string" office:string-value="    .{2.8125E-01, 2.85096440252746E-01}," calcext:value-type="string">
            <text:p><text:s text:c="4"/>.{2.8125E-01, 2.85096440252746E-01},</text:p>
          </table:table-cell>
          <table:table-cell table:style-name="ce8" table:formula="of:=SQRT([.$B80])" office:value-type="float" office:value="0.530330085889911" calcext:value-type="float">
            <text:p>5.30330085889911E-01</text:p>
          </table:table-cell>
          <table:table-cell table:style-name="ce9" table:formula="of:=&quot;    .{&quot; &amp; TEXT([.$B80]; [.$C$1]) &amp; &quot;, &quot; &amp; TEXT([.E80]; [.$C$1]) &amp; &quot;},&quot;" office:value-type="string" office:string-value="    .{2.8125E-01, 5.30330085889911E-01}," calcext:value-type="string">
            <text:p><text:s text:c="4"/>.{2.8125E-01, 5.30330085889911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0 + 1 / 32 * [.$A81]" office:value-type="float" office:value="0.3125" calcext:value-type="float">
            <text:p>0.3125</text:p>
          </table:table-cell>
          <table:table-cell table:style-name="ce8" table:formula="of:=ASIN([.$B81])" office:value-type="float" office:value="0.317823703927881" calcext:value-type="float">
            <text:p>3.17823703927881E-01</text:p>
          </table:table-cell>
          <table:table-cell table:style-name="ce9" table:formula="of:=&quot;    .{&quot; &amp; TEXT([.$B81]; [.$C$1]) &amp; &quot;, &quot; &amp; TEXT([.C81]; [.$C$1]) &amp; &quot;},&quot;" office:value-type="string" office:string-value="    .{3.125E-01, 3.17823703927881E-01}," calcext:value-type="string">
            <text:p><text:s text:c="4"/>.{3.125E-01, 3.17823703927881E-01},</text:p>
          </table:table-cell>
          <table:table-cell table:style-name="ce8" table:formula="of:=SQRT([.$B81])" office:value-type="float" office:value="0.559016994374947" calcext:value-type="float">
            <text:p>5.59016994374947E-01</text:p>
          </table:table-cell>
          <table:table-cell table:style-name="ce9" table:formula="of:=&quot;    .{&quot; &amp; TEXT([.$B81]; [.$C$1]) &amp; &quot;, &quot; &amp; TEXT([.E81]; [.$C$1]) &amp; &quot;},&quot;" office:value-type="string" office:string-value="    .{3.125E-01, 5.59016994374947E-01}," calcext:value-type="string">
            <text:p><text:s text:c="4"/>.{3.125E-01, 5.59016994374947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table:formula="of:=0 + 1 / 32 * [.$A82]" office:value-type="float" office:value="0.34375" calcext:value-type="float">
            <text:p>0.34375</text:p>
          </table:table-cell>
          <table:table-cell table:style-name="ce8" table:formula="of:=ASIN([.$B82])" office:value-type="float" office:value="0.350907343591081" calcext:value-type="float">
            <text:p>3.50907343591081E-01</text:p>
          </table:table-cell>
          <table:table-cell table:style-name="ce9" table:formula="of:=&quot;    .{&quot; &amp; TEXT([.$B82]; [.$C$1]) &amp; &quot;, &quot; &amp; TEXT([.C82]; [.$C$1]) &amp; &quot;},&quot;" office:value-type="string" office:string-value="    .{3.4375E-01, 3.50907343591081E-01}," calcext:value-type="string">
            <text:p><text:s text:c="4"/>.{3.4375E-01, 3.50907343591081E-01},</text:p>
          </table:table-cell>
          <table:table-cell table:style-name="ce8" table:formula="of:=SQRT([.$B82])" office:value-type="float" office:value="0.586301969977929" calcext:value-type="float">
            <text:p>5.86301969977929E-01</text:p>
          </table:table-cell>
          <table:table-cell table:style-name="ce9" table:formula="of:=&quot;    .{&quot; &amp; TEXT([.$B82]; [.$C$1]) &amp; &quot;, &quot; &amp; TEXT([.E82]; [.$C$1]) &amp; &quot;},&quot;" office:value-type="string" office:string-value="    .{3.4375E-01, 5.86301969977929E-01}," calcext:value-type="string">
            <text:p><text:s text:c="4"/>.{3.4375E-01, 5.86301969977929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table:formula="of:=0 + 1 / 32 * [.$A83]" office:value-type="float" office:value="0.375" calcext:value-type="float">
            <text:p>0.375</text:p>
          </table:table-cell>
          <table:table-cell table:style-name="ce8" table:formula="of:=ASIN([.$B83])" office:value-type="float" office:value="0.384396774495639" calcext:value-type="float">
            <text:p>3.84396774495639E-01</text:p>
          </table:table-cell>
          <table:table-cell table:style-name="ce9" table:formula="of:=&quot;    .{&quot; &amp; TEXT([.$B83]; [.$C$1]) &amp; &quot;, &quot; &amp; TEXT([.C83]; [.$C$1]) &amp; &quot;},&quot;" office:value-type="string" office:string-value="    .{3.75E-01, 3.84396774495639E-01}," calcext:value-type="string">
            <text:p><text:s text:c="4"/>.{3.75E-01, 3.84396774495639E-01},</text:p>
          </table:table-cell>
          <table:table-cell table:style-name="ce8" table:formula="of:=SQRT([.$B83])" office:value-type="float" office:value="0.612372435695794" calcext:value-type="float">
            <text:p>6.12372435695794E-01</text:p>
          </table:table-cell>
          <table:table-cell table:style-name="ce9" table:formula="of:=&quot;    .{&quot; &amp; TEXT([.$B83]; [.$C$1]) &amp; &quot;, &quot; &amp; TEXT([.E83]; [.$C$1]) &amp; &quot;},&quot;" office:value-type="string" office:string-value="    .{3.75E-01, 6.12372435695794E-01}," calcext:value-type="string">
            <text:p><text:s text:c="4"/>.{3.75E-01, 6.12372435695794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table:formula="of:=0 + 1 / 32 * [.$A84]" office:value-type="float" office:value="0.40625" calcext:value-type="float">
            <text:p>0.40625</text:p>
          </table:table-cell>
          <table:table-cell table:style-name="ce8" table:formula="of:=ASIN([.$B84])" office:value-type="float" office:value="0.418346386443468" calcext:value-type="float">
            <text:p>4.18346386443468E-01</text:p>
          </table:table-cell>
          <table:table-cell table:style-name="ce9" table:formula="of:=&quot;    .{&quot; &amp; TEXT([.$B84]; [.$C$1]) &amp; &quot;, &quot; &amp; TEXT([.C84]; [.$C$1]) &amp; &quot;},&quot;" office:value-type="string" office:string-value="    .{4.0625E-01, 4.18346386443468E-01}," calcext:value-type="string">
            <text:p><text:s text:c="4"/>.{4.0625E-01, 4.18346386443468E-01},</text:p>
          </table:table-cell>
          <table:table-cell table:style-name="ce8" table:formula="of:=SQRT([.$B84])" office:value-type="float" office:value="0.637377439199098" calcext:value-type="float">
            <text:p>6.37377439199098E-01</text:p>
          </table:table-cell>
          <table:table-cell table:style-name="ce9" table:formula="of:=&quot;    .{&quot; &amp; TEXT([.$B84]; [.$C$1]) &amp; &quot;, &quot; &amp; TEXT([.E84]; [.$C$1]) &amp; &quot;},&quot;" office:value-type="string" office:string-value="    .{4.0625E-01, 6.37377439199098E-01}," calcext:value-type="string">
            <text:p><text:s text:c="4"/>.{4.0625E-01, 6.37377439199098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table:formula="of:=0 + 1 / 32 * [.$A85]" office:value-type="float" office:value="0.4375" calcext:value-type="float">
            <text:p>0.4375</text:p>
          </table:table-cell>
          <table:table-cell table:style-name="ce8" table:formula="of:=ASIN([.$B85])" office:value-type="float" office:value="0.452816594744926" calcext:value-type="float">
            <text:p>4.52816594744926E-01</text:p>
          </table:table-cell>
          <table:table-cell table:style-name="ce9" table:formula="of:=&quot;    .{&quot; &amp; TEXT([.$B85]; [.$C$1]) &amp; &quot;, &quot; &amp; TEXT([.C85]; [.$C$1]) &amp; &quot;},&quot;" office:value-type="string" office:string-value="    .{4.375E-01, 4.52816594744926E-01}," calcext:value-type="string">
            <text:p><text:s text:c="4"/>.{4.375E-01, 4.52816594744926E-01},</text:p>
          </table:table-cell>
          <table:table-cell table:style-name="ce8" table:formula="of:=SQRT([.$B85])" office:value-type="float" office:value="0.661437827766148" calcext:value-type="float">
            <text:p>6.61437827766148E-01</text:p>
          </table:table-cell>
          <table:table-cell table:style-name="ce9" table:formula="of:=&quot;    .{&quot; &amp; TEXT([.$B85]; [.$C$1]) &amp; &quot;, &quot; &amp; TEXT([.E85]; [.$C$1]) &amp; &quot;},&quot;" office:value-type="string" office:string-value="    .{4.375E-01, 6.61437827766148E-01}," calcext:value-type="string">
            <text:p><text:s text:c="4"/>.{4.375E-01, 6.61437827766148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0 + 1 / 32 * [.$A86]" office:value-type="float" office:value="0.46875" calcext:value-type="float">
            <text:p>0.46875</text:p>
          </table:table-cell>
          <table:table-cell table:style-name="ce8" table:formula="of:=ASIN([.$B86])" office:value-type="float" office:value="0.487875147540293" calcext:value-type="float">
            <text:p>4.87875147540293E-01</text:p>
          </table:table-cell>
          <table:table-cell table:style-name="ce9" table:formula="of:=&quot;    .{&quot; &amp; TEXT([.$B86]; [.$C$1]) &amp; &quot;, &quot; &amp; TEXT([.C86]; [.$C$1]) &amp; &quot;},&quot;" office:value-type="string" office:string-value="    .{4.6875E-01, 4.87875147540293E-01}," calcext:value-type="string">
            <text:p><text:s text:c="4"/>.{4.6875E-01, 4.87875147540293E-01},</text:p>
          </table:table-cell>
          <table:table-cell table:style-name="ce8" table:formula="of:=SQRT([.$B86])" office:value-type="float" office:value="0.684653196881458" calcext:value-type="float">
            <text:p>6.84653196881458E-01</text:p>
          </table:table-cell>
          <table:table-cell table:style-name="ce9" table:formula="of:=&quot;    .{&quot; &amp; TEXT([.$B86]; [.$C$1]) &amp; &quot;, &quot; &amp; TEXT([.E86]; [.$C$1]) &amp; &quot;},&quot;" office:value-type="string" office:string-value="    .{4.6875E-01, 6.84653196881458E-01}," calcext:value-type="string">
            <text:p><text:s text:c="4"/>.{4.6875E-01, 6.84653196881458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table:formula="of:=0 + 1 / 32 * [.$A87]" office:value-type="float" office:value="0.5" calcext:value-type="float">
            <text:p>0.5</text:p>
          </table:table-cell>
          <table:table-cell table:style-name="ce8" table:formula="of:=ASIN([.$B87])" office:value-type="float" office:value="0.523598775598299" calcext:value-type="float">
            <text:p>5.23598775598299E-01</text:p>
          </table:table-cell>
          <table:table-cell table:style-name="ce9" table:formula="of:=&quot;    .{&quot; &amp; TEXT([.$B87]; [.$C$1]) &amp; &quot;, &quot; &amp; TEXT([.C87]; [.$C$1]) &amp; &quot;},&quot;" office:value-type="string" office:string-value="    .{5.0E-01, 5.23598775598299E-01}," calcext:value-type="string">
            <text:p><text:s text:c="4"/>.{5.0E-01, 5.23598775598299E-01},</text:p>
          </table:table-cell>
          <table:table-cell table:style-name="ce8" table:formula="of:=SQRT([.$B87])" office:value-type="float" office:value="0.707106781186548" calcext:value-type="float">
            <text:p>7.07106781186548E-01</text:p>
          </table:table-cell>
          <table:table-cell table:style-name="ce9" table:formula="of:=&quot;    .{&quot; &amp; TEXT([.$B87]; [.$C$1]) &amp; &quot;, &quot; &amp; TEXT([.E87]; [.$C$1]) &amp; &quot;},&quot;" office:value-type="string" office:string-value="    .{5.0E-01, 7.07106781186548E-01}," calcext:value-type="string">
            <text:p><text:s text:c="4"/>.{5.0E-01, 7.07106781186548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table:formula="of:=0 + 1 / 32 * [.$A88]" office:value-type="float" office:value="0.53125" calcext:value-type="float">
            <text:p>0.53125</text:p>
          </table:table-cell>
          <table:table-cell table:style-name="ce8" table:formula="of:=ASIN([.$B88])" office:value-type="float" office:value="0.560075306226582" calcext:value-type="float">
            <text:p>5.60075306226582E-01</text:p>
          </table:table-cell>
          <table:table-cell table:style-name="ce9" table:formula="of:=&quot;    .{&quot; &amp; TEXT([.$B88]; [.$C$1]) &amp; &quot;, &quot; &amp; TEXT([.C88]; [.$C$1]) &amp; &quot;},&quot;" office:value-type="string" office:string-value="    .{5.3125E-01, 5.60075306226582E-01}," calcext:value-type="string">
            <text:p><text:s text:c="4"/>.{5.3125E-01, 5.60075306226582E-01},</text:p>
          </table:table-cell>
          <table:table-cell table:style-name="ce8" table:formula="of:=SQRT([.$B88])" office:value-type="float" office:value="0.728868986855663" calcext:value-type="float">
            <text:p>7.28868986855663E-01</text:p>
          </table:table-cell>
          <table:table-cell table:style-name="ce9" table:formula="of:=&quot;    .{&quot; &amp; TEXT([.$B88]; [.$C$1]) &amp; &quot;, &quot; &amp; TEXT([.E88]; [.$C$1]) &amp; &quot;},&quot;" office:value-type="string" office:string-value="    .{5.3125E-01, 7.28868986855663E-01}," calcext:value-type="string">
            <text:p><text:s text:c="4"/>.{5.3125E-01, 7.28868986855663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table:formula="of:=0 + 1 / 32 * [.$A89]" office:value-type="float" office:value="0.5625" calcext:value-type="float">
            <text:p>0.5625</text:p>
          </table:table-cell>
          <table:table-cell table:style-name="ce8" table:formula="of:=ASIN([.$B89])" office:value-type="float" office:value="0.59740641664535" calcext:value-type="float">
            <text:p>5.9740641664535E-01</text:p>
          </table:table-cell>
          <table:table-cell table:style-name="ce9" table:formula="of:=&quot;    .{&quot; &amp; TEXT([.$B89]; [.$C$1]) &amp; &quot;, &quot; &amp; TEXT([.C89]; [.$C$1]) &amp; &quot;},&quot;" office:value-type="string" office:string-value="    .{5.625E-01, 5.9740641664535E-01}," calcext:value-type="string">
            <text:p><text:s text:c="4"/>.{5.625E-01, 5.9740641664535E-01},</text:p>
          </table:table-cell>
          <table:table-cell table:style-name="ce8" table:formula="of:=SQRT([.$B89])" office:value-type="float" office:value="0.75" calcext:value-type="float">
            <text:p>7.5E-01</text:p>
          </table:table-cell>
          <table:table-cell table:style-name="ce9" table:formula="of:=&quot;    .{&quot; &amp; TEXT([.$B89]; [.$C$1]) &amp; &quot;, &quot; &amp; TEXT([.E89]; [.$C$1]) &amp; &quot;},&quot;" office:value-type="string" office:string-value="    .{5.625E-01, 7.5E-01}," calcext:value-type="string">
            <text:p><text:s text:c="4"/>.{5.625E-01, 7.5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table:formula="of:=0 + 1 / 32 * [.$A90]" office:value-type="float" office:value="0.59375" calcext:value-type="float">
            <text:p>0.59375</text:p>
          </table:table-cell>
          <table:table-cell table:style-name="ce8" table:formula="of:=ASIN([.$B90])" office:value-type="float" office:value="0.635711285401302" calcext:value-type="float">
            <text:p>6.35711285401302E-01</text:p>
          </table:table-cell>
          <table:table-cell table:style-name="ce9" table:formula="of:=&quot;    .{&quot; &amp; TEXT([.$B90]; [.$C$1]) &amp; &quot;, &quot; &amp; TEXT([.C90]; [.$C$1]) &amp; &quot;},&quot;" office:value-type="string" office:string-value="    .{5.9375E-01, 6.35711285401302E-01}," calcext:value-type="string">
            <text:p><text:s text:c="4"/>.{5.9375E-01, 6.35711285401302E-01},</text:p>
          </table:table-cell>
          <table:table-cell table:style-name="ce8" table:formula="of:=SQRT([.$B90])" office:value-type="float" office:value="0.770551750371122" calcext:value-type="float">
            <text:p>7.70551750371122E-01</text:p>
          </table:table-cell>
          <table:table-cell table:style-name="ce9" table:formula="of:=&quot;    .{&quot; &amp; TEXT([.$B90]; [.$C$1]) &amp; &quot;, &quot; &amp; TEXT([.E90]; [.$C$1]) &amp; &quot;},&quot;" office:value-type="string" office:string-value="    .{5.9375E-01, 7.70551750371122E-01}," calcext:value-type="string">
            <text:p><text:s text:c="4"/>.{5.9375E-01, 7.70551750371122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0 + 1 / 32 * [.$A91]" office:value-type="float" office:value="0.625" calcext:value-type="float">
            <text:p>0.625</text:p>
          </table:table-cell>
          <table:table-cell table:style-name="ce8" table:formula="of:=ASIN([.$B91])" office:value-type="float" office:value="0.675131532937032" calcext:value-type="float">
            <text:p>6.75131532937032E-01</text:p>
          </table:table-cell>
          <table:table-cell table:style-name="ce9" table:formula="of:=&quot;    .{&quot; &amp; TEXT([.$B91]; [.$C$1]) &amp; &quot;, &quot; &amp; TEXT([.C91]; [.$C$1]) &amp; &quot;},&quot;" office:value-type="string" office:string-value="    .{6.25E-01, 6.75131532937032E-01}," calcext:value-type="string">
            <text:p><text:s text:c="4"/>.{6.25E-01, 6.75131532937032E-01},</text:p>
          </table:table-cell>
          <table:table-cell table:style-name="ce8" table:formula="of:=SQRT([.$B91])" office:value-type="float" office:value="0.790569415042095" calcext:value-type="float">
            <text:p>7.90569415042095E-01</text:p>
          </table:table-cell>
          <table:table-cell table:style-name="ce9" table:formula="of:=&quot;    .{&quot; &amp; TEXT([.$B91]; [.$C$1]) &amp; &quot;, &quot; &amp; TEXT([.E91]; [.$C$1]) &amp; &quot;},&quot;" office:value-type="string" office:string-value="    .{6.25E-01, 7.90569415042095E-01}," calcext:value-type="string">
            <text:p><text:s text:c="4"/>.{6.25E-01, 7.90569415042095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table:formula="of:=0 + 1 / 32 * [.$A92]" office:value-type="float" office:value="0.65625" calcext:value-type="float">
            <text:p>0.65625</text:p>
          </table:table-cell>
          <table:table-cell table:style-name="ce8" table:formula="of:=ASIN([.$B92])" office:value-type="float" office:value="0.715838060225111" calcext:value-type="float">
            <text:p>7.15838060225111E-01</text:p>
          </table:table-cell>
          <table:table-cell table:style-name="ce9" table:formula="of:=&quot;    .{&quot; &amp; TEXT([.$B92]; [.$C$1]) &amp; &quot;, &quot; &amp; TEXT([.C92]; [.$C$1]) &amp; &quot;},&quot;" office:value-type="string" office:string-value="    .{6.5625E-01, 7.15838060225111E-01}," calcext:value-type="string">
            <text:p><text:s text:c="4"/>.{6.5625E-01, 7.15838060225111E-01},</text:p>
          </table:table-cell>
          <table:table-cell table:style-name="ce8" table:formula="of:=SQRT([.$B92])" office:value-type="float" office:value="0.810092587300982" calcext:value-type="float">
            <text:p>8.10092587300982E-01</text:p>
          </table:table-cell>
          <table:table-cell table:style-name="ce9" table:formula="of:=&quot;    .{&quot; &amp; TEXT([.$B92]; [.$C$1]) &amp; &quot;, &quot; &amp; TEXT([.E92]; [.$C$1]) &amp; &quot;},&quot;" office:value-type="string" office:string-value="    .{6.5625E-01, 8.10092587300982E-01}," calcext:value-type="string">
            <text:p><text:s text:c="4"/>.{6.5625E-01, 8.10092587300982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table:formula="of:=0 + 1 / 32 * [.$A93]" office:value-type="float" office:value="0.6875" calcext:value-type="float">
            <text:p>0.6875</text:p>
          </table:table-cell>
          <table:table-cell table:style-name="ce8" table:formula="of:=ASIN([.$B93])" office:value-type="float" office:value="0.758040765426236" calcext:value-type="float">
            <text:p>7.58040765426236E-01</text:p>
          </table:table-cell>
          <table:table-cell table:style-name="ce9" table:formula="of:=&quot;    .{&quot; &amp; TEXT([.$B93]; [.$C$1]) &amp; &quot;, &quot; &amp; TEXT([.C93]; [.$C$1]) &amp; &quot;},&quot;" office:value-type="string" office:string-value="    .{6.875E-01, 7.58040765426236E-01}," calcext:value-type="string">
            <text:p><text:s text:c="4"/>.{6.875E-01, 7.58040765426236E-01},</text:p>
          </table:table-cell>
          <table:table-cell table:style-name="ce8" table:formula="of:=SQRT([.$B93])" office:value-type="float" office:value="0.82915619758885" calcext:value-type="float">
            <text:p>8.2915619758885E-01</text:p>
          </table:table-cell>
          <table:table-cell table:style-name="ce9" table:formula="of:=&quot;    .{&quot; &amp; TEXT([.$B93]; [.$C$1]) &amp; &quot;, &quot; &amp; TEXT([.E93]; [.$C$1]) &amp; &quot;},&quot;" office:value-type="string" office:string-value="    .{6.875E-01, 8.2915619758885E-01}," calcext:value-type="string">
            <text:p><text:s text:c="4"/>.{6.875E-01, 8.2915619758885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table:formula="of:=0 + 1 / 32 * [.$A94]" office:value-type="float" office:value="0.71875" calcext:value-type="float">
            <text:p>0.71875</text:p>
          </table:table-cell>
          <table:table-cell table:style-name="ce8" table:formula="of:=ASIN([.$B94])" office:value-type="float" office:value="0.802002777803618" calcext:value-type="float">
            <text:p>8.02002777803618E-01</text:p>
          </table:table-cell>
          <table:table-cell table:style-name="ce9" table:formula="of:=&quot;    .{&quot; &amp; TEXT([.$B94]; [.$C$1]) &amp; &quot;, &quot; &amp; TEXT([.C94]; [.$C$1]) &amp; &quot;},&quot;" office:value-type="string" office:string-value="    .{7.1875E-01, 8.02002777803618E-01}," calcext:value-type="string">
            <text:p><text:s text:c="4"/>.{7.1875E-01, 8.02002777803618E-01},</text:p>
          </table:table-cell>
          <table:table-cell table:style-name="ce8" table:formula="of:=SQRT([.$B94])" office:value-type="float" office:value="0.847791247890659" calcext:value-type="float">
            <text:p>8.47791247890659E-01</text:p>
          </table:table-cell>
          <table:table-cell table:style-name="ce9" table:formula="of:=&quot;    .{&quot; &amp; TEXT([.$B94]; [.$C$1]) &amp; &quot;, &quot; &amp; TEXT([.E94]; [.$C$1]) &amp; &quot;},&quot;" office:value-type="string" office:string-value="    .{7.1875E-01, 8.47791247890659E-01}," calcext:value-type="string">
            <text:p><text:s text:c="4"/>.{7.1875E-01, 8.47791247890659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table:formula="of:=0 + 1 / 32 * [.$A95]" office:value-type="float" office:value="0.75" calcext:value-type="float">
            <text:p>0.75</text:p>
          </table:table-cell>
          <table:table-cell table:style-name="ce8" table:formula="of:=ASIN([.$B95])" office:value-type="float" office:value="0.848062078981481" calcext:value-type="float">
            <text:p>8.48062078981481E-01</text:p>
          </table:table-cell>
          <table:table-cell table:style-name="ce9" table:formula="of:=&quot;    .{&quot; &amp; TEXT([.$B95]; [.$C$1]) &amp; &quot;, &quot; &amp; TEXT([.C95]; [.$C$1]) &amp; &quot;},&quot;" office:value-type="string" office:string-value="    .{7.5E-01, 8.48062078981481E-01}," calcext:value-type="string">
            <text:p><text:s text:c="4"/>.{7.5E-01, 8.48062078981481E-01},</text:p>
          </table:table-cell>
          <table:table-cell table:style-name="ce8" table:formula="of:=SQRT([.$B95])" office:value-type="float" office:value="0.866025403784439" calcext:value-type="float">
            <text:p>8.66025403784439E-01</text:p>
          </table:table-cell>
          <table:table-cell table:style-name="ce9" table:formula="of:=&quot;    .{&quot; &amp; TEXT([.$B95]; [.$C$1]) &amp; &quot;, &quot; &amp; TEXT([.E95]; [.$C$1]) &amp; &quot;},&quot;" office:value-type="string" office:string-value="    .{7.5E-01, 8.66025403784439E-01}," calcext:value-type="string">
            <text:p><text:s text:c="4"/>.{7.5E-01, 8.66025403784439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0 + 1 / 32 * [.$A96]" office:value-type="float" office:value="0.78125" calcext:value-type="float">
            <text:p>0.78125</text:p>
          </table:table-cell>
          <table:table-cell table:style-name="ce8" table:formula="of:=ASIN([.$B96])" office:value-type="float" office:value="0.896665820127581" calcext:value-type="float">
            <text:p>8.96665820127581E-01</text:p>
          </table:table-cell>
          <table:table-cell table:style-name="ce9" table:formula="of:=&quot;    .{&quot; &amp; TEXT([.$B96]; [.$C$1]) &amp; &quot;, &quot; &amp; TEXT([.C96]; [.$C$1]) &amp; &quot;},&quot;" office:value-type="string" office:string-value="    .{7.8125E-01, 8.96665820127581E-01}," calcext:value-type="string">
            <text:p><text:s text:c="4"/>.{7.8125E-01, 8.96665820127581E-01},</text:p>
          </table:table-cell>
          <table:table-cell table:style-name="ce8" table:formula="of:=SQRT([.$B96])" office:value-type="float" office:value="0.883883476483184" calcext:value-type="float">
            <text:p>8.83883476483184E-01</text:p>
          </table:table-cell>
          <table:table-cell table:style-name="ce9" table:formula="of:=&quot;    .{&quot; &amp; TEXT([.$B96]; [.$C$1]) &amp; &quot;, &quot; &amp; TEXT([.E96]; [.$C$1]) &amp; &quot;},&quot;" office:value-type="string" office:string-value="    .{7.8125E-01, 8.83883476483184E-01}," calcext:value-type="string">
            <text:p><text:s text:c="4"/>.{7.8125E-01, 8.83883476483184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table:formula="of:=0 + 1 / 32 * [.$A97]" office:value-type="float" office:value="0.8125" calcext:value-type="float">
            <text:p>0.8125</text:p>
          </table:table-cell>
          <table:table-cell table:style-name="ce8" table:formula="of:=ASIN([.$B97])" office:value-type="float" office:value="0.948427838239876" calcext:value-type="float">
            <text:p>9.48427838239876E-01</text:p>
          </table:table-cell>
          <table:table-cell table:style-name="ce9" table:formula="of:=&quot;    .{&quot; &amp; TEXT([.$B97]; [.$C$1]) &amp; &quot;, &quot; &amp; TEXT([.C97]; [.$C$1]) &amp; &quot;},&quot;" office:value-type="string" office:string-value="    .{8.125E-01, 9.48427838239876E-01}," calcext:value-type="string">
            <text:p><text:s text:c="4"/>.{8.125E-01, 9.48427838239876E-01},</text:p>
          </table:table-cell>
          <table:table-cell table:style-name="ce8" table:formula="of:=SQRT([.$B97])" office:value-type="float" office:value="0.901387818865997" calcext:value-type="float">
            <text:p>9.01387818865997E-01</text:p>
          </table:table-cell>
          <table:table-cell table:style-name="ce9" table:formula="of:=&quot;    .{&quot; &amp; TEXT([.$B97]; [.$C$1]) &amp; &quot;, &quot; &amp; TEXT([.E97]; [.$C$1]) &amp; &quot;},&quot;" office:value-type="string" office:string-value="    .{8.125E-01, 9.01387818865997E-01}," calcext:value-type="string">
            <text:p><text:s text:c="4"/>.{8.125E-01, 9.01387818865997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table:formula="of:=0 + 1 / 32 * [.$A98]" office:value-type="float" office:value="0.84375" calcext:value-type="float">
            <text:p>0.84375</text:p>
          </table:table-cell>
          <table:table-cell table:style-name="ce8" table:formula="of:=ASIN([.$B98])" office:value-type="float" office:value="1.00423199617382" calcext:value-type="float">
            <text:p>1.00423199617382E+00</text:p>
          </table:table-cell>
          <table:table-cell table:style-name="ce9" table:formula="of:=&quot;    .{&quot; &amp; TEXT([.$B98]; [.$C$1]) &amp; &quot;, &quot; &amp; TEXT([.C98]; [.$C$1]) &amp; &quot;},&quot;" office:value-type="string" office:string-value="    .{8.4375E-01, 1.00423199617382E+00}," calcext:value-type="string">
            <text:p><text:s text:c="4"/>.{8.4375E-01, 1.00423199617382E+00},</text:p>
          </table:table-cell>
          <table:table-cell table:style-name="ce8" table:formula="of:=SQRT([.$B98])" office:value-type="float" office:value="0.918558653543692" calcext:value-type="float">
            <text:p>9.18558653543692E-01</text:p>
          </table:table-cell>
          <table:table-cell table:style-name="ce9" table:formula="of:=&quot;    .{&quot; &amp; TEXT([.$B98]; [.$C$1]) &amp; &quot;, &quot; &amp; TEXT([.E98]; [.$C$1]) &amp; &quot;},&quot;" office:value-type="string" office:string-value="    .{8.4375E-01, 9.18558653543692E-01}," calcext:value-type="string">
            <text:p><text:s text:c="4"/>.{8.4375E-01, 9.18558653543692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table:formula="of:=0 + 1 / 32 * [.$A99]" office:value-type="float" office:value="0.875" calcext:value-type="float">
            <text:p>0.875</text:p>
          </table:table-cell>
          <table:table-cell table:style-name="ce8" table:formula="of:=ASIN([.$B99])" office:value-type="float" office:value="1.06543581651074" calcext:value-type="float">
            <text:p>1.06543581651074E+00</text:p>
          </table:table-cell>
          <table:table-cell table:style-name="ce9" table:formula="of:=&quot;    .{&quot; &amp; TEXT([.$B99]; [.$C$1]) &amp; &quot;, &quot; &amp; TEXT([.C99]; [.$C$1]) &amp; &quot;},&quot;" office:value-type="string" office:string-value="    .{8.75E-01, 1.06543581651074E+00}," calcext:value-type="string">
            <text:p><text:s text:c="4"/>.{8.75E-01, 1.06543581651074E+00},</text:p>
          </table:table-cell>
          <table:table-cell table:style-name="ce8" table:formula="of:=SQRT([.$B99])" office:value-type="float" office:value="0.935414346693485" calcext:value-type="float">
            <text:p>9.35414346693485E-01</text:p>
          </table:table-cell>
          <table:table-cell table:style-name="ce9" table:formula="of:=&quot;    .{&quot; &amp; TEXT([.$B99]; [.$C$1]) &amp; &quot;, &quot; &amp; TEXT([.E99]; [.$C$1]) &amp; &quot;},&quot;" office:value-type="string" office:string-value="    .{8.75E-01, 9.35414346693485E-01}," calcext:value-type="string">
            <text:p><text:s text:c="4"/>.{8.75E-01, 9.35414346693485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table:formula="of:=0 + 1 / 32 * [.$A100]" office:value-type="float" office:value="0.90625" calcext:value-type="float">
            <text:p>0.90625</text:p>
          </table:table-cell>
          <table:table-cell table:style-name="ce8" table:formula="of:=ASIN([.$B100])" office:value-type="float" office:value="1.13432729805998" calcext:value-type="float">
            <text:p>1.13432729805998E+00</text:p>
          </table:table-cell>
          <table:table-cell table:style-name="ce9" table:formula="of:=&quot;    .{&quot; &amp; TEXT([.$B100]; [.$C$1]) &amp; &quot;, &quot; &amp; TEXT([.C100]; [.$C$1]) &amp; &quot;},&quot;" office:value-type="string" office:string-value="    .{9.0625E-01, 1.13432729805998E+00}," calcext:value-type="string">
            <text:p><text:s text:c="4"/>.{9.0625E-01, 1.13432729805998E+00},</text:p>
          </table:table-cell>
          <table:table-cell table:style-name="ce8" table:formula="of:=SQRT([.$B100])" office:value-type="float" office:value="0.951971638232989" calcext:value-type="float">
            <text:p>9.51971638232989E-01</text:p>
          </table:table-cell>
          <table:table-cell table:style-name="ce9" table:formula="of:=&quot;    .{&quot; &amp; TEXT([.$B100]; [.$C$1]) &amp; &quot;, &quot; &amp; TEXT([.E100]; [.$C$1]) &amp; &quot;},&quot;" office:value-type="string" office:string-value="    .{9.0625E-01, 9.51971638232989E-01}," calcext:value-type="string">
            <text:p><text:s text:c="4"/>.{9.0625E-01, 9.51971638232989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0 + 1 / 32 * [.$A101]" office:value-type="float" office:value="0.9375" calcext:value-type="float">
            <text:p>0.9375</text:p>
          </table:table-cell>
          <table:table-cell table:style-name="ce8" table:formula="of:=ASIN([.$B101])" office:value-type="float" office:value="1.21537512510467" calcext:value-type="float">
            <text:p>1.21537512510467E+00</text:p>
          </table:table-cell>
          <table:table-cell table:style-name="ce9" table:formula="of:=&quot;    .{&quot; &amp; TEXT([.$B101]; [.$C$1]) &amp; &quot;, &quot; &amp; TEXT([.C101]; [.$C$1]) &amp; &quot;},&quot;" office:value-type="string" office:string-value="    .{9.375E-01, 1.21537512510467E+00}," calcext:value-type="string">
            <text:p><text:s text:c="4"/>.{9.375E-01, 1.21537512510467E+00},</text:p>
          </table:table-cell>
          <table:table-cell table:style-name="ce8" table:formula="of:=SQRT([.$B101])" office:value-type="float" office:value="0.968245836551854" calcext:value-type="float">
            <text:p>9.68245836551854E-01</text:p>
          </table:table-cell>
          <table:table-cell table:style-name="ce9" table:formula="of:=&quot;    .{&quot; &amp; TEXT([.$B101]; [.$C$1]) &amp; &quot;, &quot; &amp; TEXT([.E101]; [.$C$1]) &amp; &quot;},&quot;" office:value-type="string" office:string-value="    .{9.375E-01, 9.68245836551854E-01}," calcext:value-type="string">
            <text:p><text:s text:c="4"/>.{9.375E-01, 9.68245836551854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table:formula="of:=0 + 1 / 32 * [.$A102]" office:value-type="float" office:value="0.96875" calcext:value-type="float">
            <text:p>0.96875</text:p>
          </table:table-cell>
          <table:table-cell table:style-name="ce8" table:formula="of:=ASIN([.$B102])" office:value-type="float" office:value="1.32014066445877" calcext:value-type="float">
            <text:p>1.32014066445877E+00</text:p>
          </table:table-cell>
          <table:table-cell table:style-name="ce9" table:formula="of:=&quot;    .{&quot; &amp; TEXT([.$B102]; [.$C$1]) &amp; &quot;, &quot; &amp; TEXT([.C102]; [.$C$1]) &amp; &quot;},&quot;" office:value-type="string" office:string-value="    .{9.6875E-01, 1.32014066445877E+00}," calcext:value-type="string">
            <text:p><text:s text:c="4"/>.{9.6875E-01, 1.32014066445877E+00},</text:p>
          </table:table-cell>
          <table:table-cell table:style-name="ce8" table:formula="of:=SQRT([.$B102])" office:value-type="float" office:value="0.984250984251476" calcext:value-type="float">
            <text:p>9.84250984251476E-01</text:p>
          </table:table-cell>
          <table:table-cell table:style-name="ce9" table:formula="of:=&quot;    .{&quot; &amp; TEXT([.$B102]; [.$C$1]) &amp; &quot;, &quot; &amp; TEXT([.E102]; [.$C$1]) &amp; &quot;},&quot;" office:value-type="string" office:string-value="    .{9.6875E-01, 9.84250984251476E-01}," calcext:value-type="string">
            <text:p><text:s text:c="4"/>.{9.6875E-01, 9.84250984251476E-01},</text:p>
          </table:table-cell>
          <table:table-cell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table:formula="of:=0 + 1 / 32 * [.$A103]" office:value-type="float" office:value="1" calcext:value-type="float">
            <text:p>1</text:p>
          </table:table-cell>
          <table:table-cell table:style-name="ce8" table:formula="of:=ASIN([.$B103])" office:value-type="float" office:value="1.5707963267949" calcext:value-type="float">
            <text:p>1.5707963267949E+00</text:p>
          </table:table-cell>
          <table:table-cell table:style-name="ce9" table:formula="of:=&quot;    .{&quot; &amp; TEXT([.$B103]; [.$C$1]) &amp; &quot;, &quot; &amp; TEXT([.C103]; [.$C$1]) &amp; &quot;},&quot;" office:value-type="string" office:string-value="    .{1.0E+00, 1.5707963267949E+00}," calcext:value-type="string">
            <text:p><text:s text:c="4"/>.{1.0E+00, 1.5707963267949E+00},</text:p>
          </table:table-cell>
          <table:table-cell table:style-name="ce8" table:formula="of:=SQRT([.$B103])" office:value-type="float" office:value="1" calcext:value-type="float">
            <text:p>1.0E+00</text:p>
          </table:table-cell>
          <table:table-cell table:style-name="ce9" table:formula="of:=&quot;    .{&quot; &amp; TEXT([.$B103]; [.$C$1]) &amp; &quot;, &quot; &amp; TEXT([.E103]; [.$C$1]) &amp; &quot;},&quot;" office:value-type="string" office:string-value="    .{1.0E+00, 1.0E+00}," calcext:value-type="string">
            <text:p><text:s text:c="4"/>.{1.0E+00, 1.0E+00},</text:p>
          </table:table-cell>
          <table:table-cell table:number-columns-repeated="1018"/>
        </table:table-row>
        <table:table-row table:style-name="ro1" table:number-rows-repeated="30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4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 number:title="User-defined">
      <number:scientific-number number:decimal-places="26" number:min-decimal-places="1" number:min-integer-digits="1" number:min-exponent-digits="2" number:exponent-interval="1" number:forced-exponent-sign="true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26T13:00:05.171023273</dc:date>
    <meta:editing-duration>PT2M18S</meta:editing-duration>
    <meta:editing-cycles>2</meta:editing-cycles>
    <meta:document-statistic meta:table-count="1" meta:cell-count="570" meta:object-count="0"/>
  </office:meta>
</office:document-meta>
</file>